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482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2181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49">
            <text:p>4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63">
            <text:p>6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173">
            <text:p>17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4808">
            <text:p>480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4971">
            <text:p>497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9997">
            <text:p>999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1-17">
            <text:p>2020-11-1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56 - 1.01)">
            <text:p>(0.56 - 1.0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3">
            <text:p>0.9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40">
            <text:p>140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3244837758112">
            <text:p>0.103244837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8224954533984">
            <text:p>1.382249545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05452458091247">
            <text:p>7.054524580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8.5">
            <text:p>288.5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4106939704209">
            <text:p>0.164106939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2715922077653">
            <text:p>1.6271592208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56155275654264">
            <text:p>4.561552756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52.125">
            <text:p>152.12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98137460650577">
            <text:p>0.0798137461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9183376998714">
            <text:p>1.29183377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02669746735147">
            <text:p>9.026697467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3.625">
            <text:p>53.62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92075163398693">
            <text:p>0.0292075163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1038983420506">
            <text:p>1.1038983421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4.0767190531531">
            <text:p>24.076719053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9">
            <text:p>969</text:p>
          </table:table-cell>
          <table:table-cell office:value-type="float" office:value="2168">
            <text:p>2168</text:p>
          </table:table-cell>
          <table:table-cell office:value-type="float" office:value="72.875">
            <text:p>72.875</text:p>
          </table:table-cell>
          <table:table-cell office:value-type="float" office:value="167.75">
            <text:p>167.75</text:p>
          </table:table-cell>
          <table:table-cell office:value-type="float" office:value="76.125">
            <text:p>76.125</text:p>
          </table:table-cell>
          <table:table-cell office:value-type="float" office:value="0.202430555555556">
            <text:p>0.2024305556</text:p>
          </table:table-cell>
          <table:table-cell office:value-type="float" office:value="0.173116615067079">
            <text:p>0.1731166151</text:p>
          </table:table-cell>
          <table:table-cell office:value-type="float" office:value="0.0351130073800738">
            <text:p>0.0351130074</text:p>
          </table:table-cell>
          <table:table-cell office:value-type="float" office:value="1.78882407889661">
            <text:p>1.7888240789</text:p>
          </table:table-cell>
          <table:table-cell office:value-type="float" office:value="1.66464810306285">
            <text:p>1.6646481031</text:p>
          </table:table-cell>
          <table:table-cell office:value-type="float" office:value="1.12531205547331">
            <text:p>1.1253120555</text:p>
          </table:table-cell>
          <table:table-cell office:value-type="float" office:value="3.76005472661141">
            <text:p>3.7600547266</text:p>
          </table:table-cell>
          <table:table-cell office:value-type="float" office:value="4.3412871019788">
            <text:p>4.341287102</text:p>
          </table:table-cell>
          <table:table-cell office:value-type="float" office:value="20.0850477061202">
            <text:p>20.085047706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905">
            <text:p>2905</text:p>
          </table:table-cell>
          <table:table-cell office:value-type="float" office:value="91.625">
            <text:p>91.625</text:p>
          </table:table-cell>
          <table:table-cell office:value-type="float" office:value="98.375">
            <text:p>98.375</text:p>
          </table:table-cell>
          <table:table-cell office:value-type="float" office:value="36.5">
            <text:p>36.5</text:p>
          </table:table-cell>
          <table:table-cell office:value-type="float" office:value="0.24630376344086">
            <text:p>0.2463037634</text:p>
          </table:table-cell>
          <table:table-cell office:value-type="float" office:value="0.0835101867572156">
            <text:p>0.0835101868</text:p>
          </table:table-cell>
          <table:table-cell office:value-type="float" office:value="0.0125645438898451">
            <text:p>0.0125645439</text:p>
          </table:table-cell>
          <table:table-cell office:value-type="float" office:value="1.98096763805787">
            <text:p>1.9809676381</text:p>
          </table:table-cell>
          <table:table-cell office:value-type="float" office:value="1.30595459818302">
            <text:p>1.3059545982</text:p>
          </table:table-cell>
          <table:table-cell office:value-type="float" office:value="1.04428532443025">
            <text:p>1.0442853244</text:p>
          </table:table-cell>
          <table:table-cell office:value-type="float" office:value="3.14806209895191">
            <text:p>3.148062099</text:p>
          </table:table-cell>
          <table:table-cell office:value-type="float" office:value="8.64209245467167">
            <text:p>8.6420924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48">
            <text:p>2548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87.5">
            <text:p>187.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35871271585557">
            <text:p>0.0735871272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6816847301051">
            <text:p>1.268168473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9.7618805822438">
            <text:p>9.761880582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211">
            <text:p>1211</text:p>
          </table:table-cell>
          <table:table-cell office:value-type="float" office:value="2595">
            <text:p>2595</text:p>
          </table:table-cell>
          <table:table-cell office:value-type="float" office:value="70.125">
            <text:p>70.125</text:p>
          </table:table-cell>
          <table:table-cell office:value-type="float" office:value="132.125">
            <text:p>132.125</text:p>
          </table:table-cell>
          <table:table-cell office:value-type="float" office:value="118.75">
            <text:p>118.75</text:p>
          </table:table-cell>
          <table:table-cell office:value-type="float" office:value="0.102822580645161">
            <text:p>0.1028225806</text:p>
          </table:table-cell>
          <table:table-cell office:value-type="float" office:value="0.109104046242775">
            <text:p>0.1091040462</text:p>
          </table:table-cell>
          <table:table-cell office:value-type="float" office:value="0.0457610789980732">
            <text:p>0.045761079</text:p>
          </table:table-cell>
          <table:table-cell office:value-type="float" office:value="1.3806010991155">
            <text:p>1.3806010991</text:p>
          </table:table-cell>
          <table:table-cell office:value-type="float" office:value="1.40519539994654">
            <text:p>1.4051953999</text:p>
          </table:table-cell>
          <table:table-cell office:value-type="float" office:value="1.16426816614135">
            <text:p>1.1642681661</text:p>
          </table:table-cell>
          <table:table-cell office:value-type="float" office:value="7.0821172426306">
            <text:p>7.0821172426</text:p>
          </table:table-cell>
          <table:table-cell office:value-type="float" office:value="6.69367732269165">
            <text:p>6.6936773227</text:p>
          </table:table-cell>
          <table:table-cell office:value-type="float" office:value="15.49107907503">
            <text:p>15.49107907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12">
            <text:p>1312</text:p>
          </table:table-cell>
          <table:table-cell office:value-type="float" office:value="2962">
            <text:p>2962</text:p>
          </table:table-cell>
          <table:table-cell office:value-type="float" office:value="18.625">
            <text:p>18.625</text:p>
          </table:table-cell>
          <table:table-cell office:value-type="float" office:value="103.625">
            <text:p>103.625</text:p>
          </table:table-cell>
          <table:table-cell office:value-type="float" office:value="126.125">
            <text:p>126.125</text:p>
          </table:table-cell>
          <table:table-cell office:value-type="float" office:value="0.0264559659090909">
            <text:p>0.0264559659</text:p>
          </table:table-cell>
          <table:table-cell office:value-type="float" office:value="0.0789824695121951">
            <text:p>0.0789824695</text:p>
          </table:table-cell>
          <table:table-cell office:value-type="float" office:value="0.0425810263335584">
            <text:p>0.0425810263</text:p>
          </table:table-cell>
          <table:table-cell office:value-type="float" office:value="1.0939677202209">
            <text:p>1.0939677202</text:p>
          </table:table-cell>
          <table:table-cell office:value-type="float" office:value="1.28866557505356">
            <text:p>1.2886655751</text:p>
          </table:table-cell>
          <table:table-cell office:value-type="float" office:value="1.15258735402255">
            <text:p>1.152587354</text:p>
          </table:table-cell>
          <table:table-cell office:value-type="float" office:value="26.5450983419988">
            <text:p>26.545098342</text:p>
          </table:table-cell>
          <table:table-cell office:value-type="float" office:value="9.11814538882982">
            <text:p>9.1181453888</text:p>
          </table:table-cell>
          <table:table-cell office:value-type="float" office:value="16.6224758019961">
            <text:p>16.62247580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55">
            <text:p>1555</text:p>
          </table:table-cell>
          <table:table-cell office:value-type="float" office:value="3468">
            <text:p>3468</text:p>
          </table:table-cell>
          <table:table-cell office:value-type="float" office:value="34">
            <text:p>34</text:p>
          </table:table-cell>
          <table:table-cell office:value-type="float" office:value="100.25">
            <text:p>100.25</text:p>
          </table:table-cell>
          <table:table-cell office:value-type="float" office:value="72">
            <text:p>72</text:p>
          </table:table-cell>
          <table:table-cell office:value-type="float" office:value="0.0435897435897436">
            <text:p>0.0435897436</text:p>
          </table:table-cell>
          <table:table-cell office:value-type="float" office:value="0.0644694533762058">
            <text:p>0.0644694534</text:p>
          </table:table-cell>
          <table:table-cell office:value-type="float" office:value="0.0207612456747405">
            <text:p>0.0207612457</text:p>
          </table:table-cell>
          <table:table-cell office:value-type="float" office:value="1.15628823142669">
            <text:p>1.1562882314</text:p>
          </table:table-cell>
          <table:table-cell office:value-type="float" office:value="1.23378945523723">
            <text:p>1.2337894552</text:p>
          </table:table-cell>
          <table:table-cell office:value-type="float" office:value="1.07350917733265">
            <text:p>1.0735091773</text:p>
          </table:table-cell>
          <table:table-cell office:value-type="float" office:value="16.2457209437865">
            <text:p>16.2457209438</text:p>
          </table:table-cell>
          <table:table-cell office:value-type="float" office:value="11.0945247986567">
            <text:p>11.0945247987</text:p>
          </table:table-cell>
          <table:table-cell office:value-type="float" office:value="33.731975857983">
            <text:p>33.73197585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48">
            <text:p>1748</text:p>
          </table:table-cell>
          <table:table-cell office:value-type="float" office:value="3697">
            <text:p>3697</text:p>
          </table:table-cell>
          <table:table-cell office:value-type="float" office:value="69.75">
            <text:p>69.75</text:p>
          </table:table-cell>
          <table:table-cell office:value-type="float" office:value="153.125">
            <text:p>153.125</text:p>
          </table:table-cell>
          <table:table-cell office:value-type="float" office:value="194">
            <text:p>194</text:p>
          </table:table-cell>
          <table:table-cell office:value-type="float" office:value="0.0842391304347826">
            <text:p>0.0842391304</text:p>
          </table:table-cell>
          <table:table-cell office:value-type="float" office:value="0.087600114416476">
            <text:p>0.0876001144</text:p>
          </table:table-cell>
          <table:table-cell office:value-type="float" office:value="0.052474979713281">
            <text:p>0.0524749797</text:p>
          </table:table-cell>
          <table:table-cell office:value-type="float" office:value="1.3087455694707">
            <text:p>1.3087455695</text:p>
          </table:table-cell>
          <table:table-cell office:value-type="float" office:value="1.32164100934739">
            <text:p>1.3216410093</text:p>
          </table:table-cell>
          <table:table-cell office:value-type="float" office:value="1.18905953104847">
            <text:p>1.189059531</text:p>
          </table:table-cell>
          <table:table-cell office:value-type="float" office:value="8.5702301962382">
            <text:p>8.5702301962</text:p>
          </table:table-cell>
          <table:table-cell office:value-type="float" office:value="8.25435237104114">
            <text:p>8.254352371</text:p>
          </table:table-cell>
          <table:table-cell office:value-type="float" office:value="13.5527180864496">
            <text:p>13.5527180864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619">
            <text:p>1619</text:p>
          </table:table-cell>
          <table:table-cell office:value-type="float" office:value="3820">
            <text:p>3820</text:p>
          </table:table-cell>
          <table:table-cell office:value-type="float" office:value="24.25">
            <text:p>24.25</text:p>
          </table:table-cell>
          <table:table-cell office:value-type="float" office:value="108">
            <text:p>108</text:p>
          </table:table-cell>
          <table:table-cell office:value-type="float" office:value="71.625">
            <text:p>71.625</text:p>
          </table:table-cell>
          <table:table-cell office:value-type="float" office:value="0.0319920844327177">
            <text:p>0.0319920844</text:p>
          </table:table-cell>
          <table:table-cell office:value-type="float" office:value="0.0667078443483632">
            <text:p>0.0667078443</text:p>
          </table:table-cell>
          <table:table-cell office:value-type="float" office:value="0.01875">
            <text:p>0.01875</text:p>
          </table:table-cell>
          <table:table-cell office:value-type="float" office:value="1.11397834270856">
            <text:p>1.1139783427</text:p>
          </table:table-cell>
          <table:table-cell office:value-type="float" office:value="1.24219933075458">
            <text:p>1.2421993308</text:p>
          </table:table-cell>
          <table:table-cell office:value-type="float" office:value="1.0663140625">
            <text:p>1.0663140625</text:p>
          </table:table-cell>
          <table:table-cell office:value-type="float" office:value="22.0109634069487">
            <text:p>22.0109634069</text:p>
          </table:table-cell>
          <table:table-cell office:value-type="float" office:value="10.7336334074804">
            <text:p>10.73363340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61">
            <text:p>861</text:p>
          </table:table-cell>
          <table:table-cell office:value-type="float" office:value="1790">
            <text:p>1790</text:p>
          </table:table-cell>
          <table:table-cell office:value-type="float" office:value="4487">
            <text:p>4487</text:p>
          </table:table-cell>
          <table:table-cell office:value-type="float" office:value="32.125">
            <text:p>32.125</text:p>
          </table:table-cell>
          <table:table-cell office:value-type="float" office:value="33.625">
            <text:p>33.625</text:p>
          </table:table-cell>
          <table:table-cell office:value-type="float" office:value="35.125">
            <text:p>35.125</text:p>
          </table:table-cell>
          <table:table-cell office:value-type="float" office:value="0.0373112659698026">
            <text:p>0.037311266</text:p>
          </table:table-cell>
          <table:table-cell office:value-type="float" office:value="0.0187849162011173">
            <text:p>0.0187849162</text:p>
          </table:table-cell>
          <table:table-cell office:value-type="float" office:value="0.00782817026966793">
            <text:p>0.0078281703</text:p>
          </table:table-cell>
          <table:table-cell office:value-type="float" office:value="1.13331800680812">
            <text:p>1.1333180068</text:p>
          </table:table-cell>
          <table:table-cell office:value-type="float" office:value="1.06643883793421">
            <text:p>1.0664388379</text:p>
          </table:table-cell>
          <table:table-cell office:value-type="float" office:value="1.02751870523339">
            <text:p>1.0275187052</text:p>
          </table:table-cell>
          <table:table-cell office:value-type="float" office:value="18.9218809550555">
            <text:p>18.92188095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44">
            <text:p>1944</text:p>
          </table:table-cell>
          <table:table-cell office:value-type="float" office:value="3875">
            <text:p>3875</text:p>
          </table:table-cell>
          <table:table-cell office:value-type="float" office:value="18.125">
            <text:p>18.125</text:p>
          </table:table-cell>
          <table:table-cell office:value-type="float" office:value="108">
            <text:p>108</text:p>
          </table:table-cell>
          <table:table-cell office:value-type="float" office:value="256.375">
            <text:p>256.375</text:p>
          </table:table-cell>
          <table:table-cell office:value-type="float" office:value="0.0174614643545279">
            <text:p>0.0174614644</text:p>
          </table:table-cell>
          <table:table-cell office:value-type="float" office:value="0.0555555555555556">
            <text:p>0.0555555556</text:p>
          </table:table-cell>
          <table:table-cell office:value-type="float" office:value="0.0661612903225806">
            <text:p>0.0661612903</text:p>
          </table:table-cell>
          <table:table-cell office:value-type="float" office:value="1.06171273460616">
            <text:p>1.0617127346</text:p>
          </table:table-cell>
          <table:table-cell office:value-type="float" office:value="1.20049382716049">
            <text:p>1.2004938272</text:p>
          </table:table-cell>
          <table:table-cell office:value-type="float" office:value="1.24014405614984">
            <text:p>1.2401440561</text:p>
          </table:table-cell>
          <table:table-cell office:value-type="float" office:value="0">
            <text:p>0</text:p>
          </table:table-cell>
          <table:table-cell office:value-type="float" office:value="12.8200999473412">
            <text:p>12.8200999473</text:p>
          </table:table-cell>
          <table:table-cell office:value-type="float" office:value="10.8195006283776">
            <text:p>10.819500628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030">
            <text:p>1030</text:p>
          </table:table-cell>
          <table:table-cell office:value-type="float" office:value="2192">
            <text:p>2192</text:p>
          </table:table-cell>
          <table:table-cell office:value-type="float" office:value="4862">
            <text:p>4862</text:p>
          </table:table-cell>
          <table:table-cell office:value-type="float" office:value="47">
            <text:p>47</text:p>
          </table:table-cell>
          <table:table-cell office:value-type="float" office:value="98.375">
            <text:p>98.375</text:p>
          </table:table-cell>
          <table:table-cell office:value-type="float" office:value="219.375">
            <text:p>219.375</text:p>
          </table:table-cell>
          <table:table-cell office:value-type="float" office:value="0.045631067961165">
            <text:p>0.045631068</text:p>
          </table:table-cell>
          <table:table-cell office:value-type="float" office:value="0.0448791058394161">
            <text:p>0.0448791058</text:p>
          </table:table-cell>
          <table:table-cell office:value-type="float" office:value="0.045120320855615">
            <text:p>0.0451203209</text:p>
          </table:table-cell>
          <table:table-cell office:value-type="float" office:value="1.1637898388161">
            <text:p>1.1637898388</text:p>
          </table:table-cell>
          <table:table-cell office:value-type="float" office:value="1.16102457335421">
            <text:p>1.1610245734</text:p>
          </table:table-cell>
          <table:table-cell office:value-type="float" office:value="1.16191137596872">
            <text:p>1.161911376</text:p>
          </table:table-cell>
          <table:table-cell office:value-type="float" office:value="15.5342430120227">
            <text:p>15.534243012</text:p>
          </table:table-cell>
          <table:table-cell office:value-type="float" office:value="15.7888014460079">
            <text:p>15.788801446</text:p>
          </table:table-cell>
          <table:table-cell office:value-type="float" office:value="15.706219798314">
            <text:p>15.706219798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1109">
            <text:p>1109</text:p>
          </table:table-cell>
          <table:table-cell office:value-type="float" office:value="2058">
            <text:p>2058</text:p>
          </table:table-cell>
          <table:table-cell office:value-type="float" office:value="3429">
            <text:p>3429</text:p>
          </table:table-cell>
          <table:table-cell office:value-type="float" office:value="64.125">
            <text:p>64.125</text:p>
          </table:table-cell>
          <table:table-cell office:value-type="float" office:value="146.625">
            <text:p>146.625</text:p>
          </table:table-cell>
          <table:table-cell office:value-type="float" office:value="238.875">
            <text:p>238.875</text:p>
          </table:table-cell>
          <table:table-cell office:value-type="float" office:value="0.0578223624887286">
            <text:p>0.0578223625</text:p>
          </table:table-cell>
          <table:table-cell office:value-type="float" office:value="0.0712463556851312">
            <text:p>0.0712463557</text:p>
          </table:table-cell>
          <table:table-cell office:value-type="float" office:value="0.069663167104112">
            <text:p>0.0696631671</text:p>
          </table:table-cell>
          <table:table-cell office:value-type="float" office:value="1.20893138289395">
            <text:p>1.2089313829</text:p>
          </table:table-cell>
          <table:table-cell office:value-type="float" office:value="1.25931128956685">
            <text:p>1.2593112896</text:p>
          </table:table-cell>
          <table:table-cell office:value-type="float" office:value="1.2533328802923">
            <text:p>1.2533328803</text:p>
          </table:table-cell>
          <table:table-cell office:value-type="float" office:value="12.3308546523748">
            <text:p>12.3308546524</text:p>
          </table:table-cell>
          <table:table-cell office:value-type="float" office:value="10.0714776408561">
            <text:p>10.0714776409</text:p>
          </table:table-cell>
          <table:table-cell office:value-type="float" office:value="10.2926648313586">
            <text:p>10.292664831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152">
            <text:p>1152</text:p>
          </table:table-cell>
          <table:table-cell office:value-type="float" office:value="2243">
            <text:p>2243</text:p>
          </table:table-cell>
          <table:table-cell office:value-type="float" office:value="3912">
            <text:p>3912</text:p>
          </table:table-cell>
          <table:table-cell office:value-type="float" office:value="54.75">
            <text:p>54.75</text:p>
          </table:table-cell>
          <table:table-cell office:value-type="float" office:value="178.125">
            <text:p>178.125</text:p>
          </table:table-cell>
          <table:table-cell office:value-type="float" office:value="248.5">
            <text:p>248.5</text:p>
          </table:table-cell>
          <table:table-cell office:value-type="float" office:value="0.0475260416666667">
            <text:p>0.0475260417</text:p>
          </table:table-cell>
          <table:table-cell office:value-type="float" office:value="0.0794137316094516">
            <text:p>0.0794137316</text:p>
          </table:table-cell>
          <table:table-cell office:value-type="float" office:value="0.0635224948875256">
            <text:p>0.0635224949</text:p>
          </table:table-cell>
          <table:table-cell office:value-type="float" office:value="1.17076824612088">
            <text:p>1.1707682461</text:p>
          </table:table-cell>
          <table:table-cell office:value-type="float" office:value="1.29030888053863">
            <text:p>1.2903088805</text:p>
          </table:table-cell>
          <table:table-cell office:value-type="float" office:value="1.23023754252554">
            <text:p>1.2302375425</text:p>
          </table:table-cell>
          <table:table-cell office:value-type="float" office:value="14.9284680057673">
            <text:p>14.9284680058</text:p>
          </table:table-cell>
          <table:table-cell office:value-type="float" office:value="9.07046380526605">
            <text:p>9.0704638053</text:p>
          </table:table-cell>
          <table:table-cell office:value-type="float" office:value="11.2548545490501">
            <text:p>11.254854549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358">
            <text:p>1358</text:p>
          </table:table-cell>
          <table:table-cell office:value-type="float" office:value="2560">
            <text:p>2560</text:p>
          </table:table-cell>
          <table:table-cell office:value-type="float" office:value="5420">
            <text:p>5420</text:p>
          </table:table-cell>
          <table:table-cell office:value-type="float" office:value="101">
            <text:p>101</text:p>
          </table:table-cell>
          <table:table-cell office:value-type="float" office:value="139.375">
            <text:p>139.375</text:p>
          </table:table-cell>
          <table:table-cell office:value-type="float" office:value="262.375">
            <text:p>262.375</text:p>
          </table:table-cell>
          <table:table-cell office:value-type="float" office:value="0.0743740795287187">
            <text:p>0.0743740795</text:p>
          </table:table-cell>
          <table:table-cell office:value-type="float" office:value="0.054443359375">
            <text:p>0.0544433594</text:p>
          </table:table-cell>
          <table:table-cell office:value-type="float" office:value="0.0484086715867159">
            <text:p>0.0484086716</text:p>
          </table:table-cell>
          <table:table-cell office:value-type="float" office:value="1.27115102561377">
            <text:p>1.2711510256</text:p>
          </table:table-cell>
          <table:table-cell office:value-type="float" office:value="1.19636135339737">
            <text:p>1.1963613534</text:p>
          </table:table-cell>
          <table:table-cell office:value-type="float" office:value="1.17402341354369">
            <text:p>1.1740234135</text:p>
          </table:table-cell>
          <table:table-cell office:value-type="float" office:value="9.66217148141681">
            <text:p>9.6621714814</text:p>
          </table:table-cell>
          <table:table-cell office:value-type="float" office:value="13.0750400647756">
            <text:p>13.0750400648</text:p>
          </table:table-cell>
          <table:table-cell office:value-type="float" office:value="14.6625004060293">
            <text:p>14.66250040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504">
            <text:p>1504</text:p>
          </table:table-cell>
          <table:table-cell office:value-type="float" office:value="2718">
            <text:p>2718</text:p>
          </table:table-cell>
          <table:table-cell office:value-type="float" office:value="4743">
            <text:p>4743</text:p>
          </table:table-cell>
          <table:table-cell office:value-type="float" office:value="143.25">
            <text:p>143.25</text:p>
          </table:table-cell>
          <table:table-cell office:value-type="float" office:value="164.75">
            <text:p>164.75</text:p>
          </table:table-cell>
          <table:table-cell office:value-type="float" office:value="216.875">
            <text:p>216.875</text:p>
          </table:table-cell>
          <table:table-cell office:value-type="float" office:value="0.0952460106382979">
            <text:p>0.0952460106</text:p>
          </table:table-cell>
          <table:table-cell office:value-type="float" office:value="0.0606144223693893">
            <text:p>0.0606144224</text:p>
          </table:table-cell>
          <table:table-cell office:value-type="float" office:value="0.0457252793590555">
            <text:p>0.0457252794</text:p>
          </table:table-cell>
          <table:table-cell office:value-type="float" office:value="1.35114177021736">
            <text:p>1.3511417702</text:p>
          </table:table-cell>
          <table:table-cell office:value-type="float" office:value="1.21935173036324">
            <text:p>1.2193517304</text:p>
          </table:table-cell>
          <table:table-cell office:value-type="float" office:value="1.16413644805472">
            <text:p>1.1641364481</text:p>
          </table:table-cell>
          <table:table-cell office:value-type="float" office:value="7.61875971709208">
            <text:p>7.6187597171</text:p>
          </table:table-cell>
          <table:table-cell office:value-type="float" office:value="11.7785253247574">
            <text:p>11.7785253248</text:p>
          </table:table-cell>
          <table:table-cell office:value-type="float" office:value="15.502940145523">
            <text:p>15.502940145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711">
            <text:p>1711</text:p>
          </table:table-cell>
          <table:table-cell office:value-type="float" office:value="2858">
            <text:p>2858</text:p>
          </table:table-cell>
          <table:table-cell office:value-type="float" office:value="5575">
            <text:p>5575</text:p>
          </table:table-cell>
          <table:table-cell office:value-type="float" office:value="102.625">
            <text:p>102.625</text:p>
          </table:table-cell>
          <table:table-cell office:value-type="float" office:value="173.5">
            <text:p>173.5</text:p>
          </table:table-cell>
          <table:table-cell office:value-type="float" office:value="301.625">
            <text:p>301.625</text:p>
          </table:table-cell>
          <table:table-cell office:value-type="float" office:value="0.059979544126242">
            <text:p>0.0599795441</text:p>
          </table:table-cell>
          <table:table-cell office:value-type="float" office:value="0.0607067879636109">
            <text:p>0.060706788</text:p>
          </table:table-cell>
          <table:table-cell office:value-type="float" office:value="0.0541031390134529">
            <text:p>0.054103139</text:p>
          </table:table-cell>
          <table:table-cell office:value-type="float" office:value="1.21697959404049">
            <text:p>1.216979594</text:p>
          </table:table-cell>
          <table:table-cell office:value-type="float" office:value="1.21969697351816">
            <text:p>1.2196969735</text:p>
          </table:table-cell>
          <table:table-cell office:value-type="float" office:value="1.19509819986326">
            <text:p>1.1950981999</text:p>
          </table:table-cell>
          <table:table-cell office:value-type="float" office:value="11.8996020957122">
            <text:p>11.8996020957</text:p>
          </table:table-cell>
          <table:table-cell office:value-type="float" office:value="11.7611213685898">
            <text:p>11.7611213686</text:p>
          </table:table-cell>
          <table:table-cell office:value-type="float" office:value="13.1551192183441">
            <text:p>13.155119218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752">
            <text:p>1752</text:p>
          </table:table-cell>
          <table:table-cell office:value-type="float" office:value="3034">
            <text:p>3034</text:p>
          </table:table-cell>
          <table:table-cell office:value-type="float" office:value="5640">
            <text:p>5640</text:p>
          </table:table-cell>
          <table:table-cell office:value-type="float" office:value="86.5">
            <text:p>86.5</text:p>
          </table:table-cell>
          <table:table-cell office:value-type="float" office:value="133.625">
            <text:p>133.625</text:p>
          </table:table-cell>
          <table:table-cell office:value-type="float" office:value="335.375">
            <text:p>335.375</text:p>
          </table:table-cell>
          <table:table-cell office:value-type="float" office:value="0.0493721461187215">
            <text:p>0.0493721461</text:p>
          </table:table-cell>
          <table:table-cell office:value-type="float" office:value="0.044042518127884">
            <text:p>0.0440425181</text:p>
          </table:table-cell>
          <table:table-cell office:value-type="float" office:value="0.0594636524822695">
            <text:p>0.0594636525</text:p>
          </table:table-cell>
          <table:table-cell office:value-type="float" office:value="1.17758022468777">
            <text:p>1.1775802247</text:p>
          </table:table-cell>
          <table:table-cell office:value-type="float" office:value="1.15795071051756">
            <text:p>1.1579507105</text:p>
          </table:table-cell>
          <table:table-cell office:value-type="float" office:value="1.21505319858235">
            <text:p>1.2150531986</text:p>
          </table:table-cell>
          <table:table-cell office:value-type="float" office:value="14.383025396923">
            <text:p>14.3830253969</text:p>
          </table:table-cell>
          <table:table-cell office:value-type="float" office:value="16.0822210204544">
            <text:p>16.0822210205</text:p>
          </table:table-cell>
          <table:table-cell office:value-type="float" office:value="11.9998905597635">
            <text:p>11.9998905598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86">
            <text:p>1986</text:p>
          </table:table-cell>
          <table:table-cell office:value-type="float" office:value="3200">
            <text:p>3200</text:p>
          </table:table-cell>
          <table:table-cell office:value-type="float" office:value="5961">
            <text:p>5961</text:p>
          </table:table-cell>
          <table:table-cell office:value-type="float" office:value="123.75">
            <text:p>123.75</text:p>
          </table:table-cell>
          <table:table-cell office:value-type="float" office:value="203.25">
            <text:p>203.25</text:p>
          </table:table-cell>
          <table:table-cell office:value-type="float" office:value="397.5">
            <text:p>397.5</text:p>
          </table:table-cell>
          <table:table-cell office:value-type="float" office:value="0.0623111782477341">
            <text:p>0.0623111782</text:p>
          </table:table-cell>
          <table:table-cell office:value-type="float" office:value="0.063515625">
            <text:p>0.063515625</text:p>
          </table:table-cell>
          <table:table-cell office:value-type="float" office:value="0.0666834423754404">
            <text:p>0.0666834424</text:p>
          </table:table-cell>
          <table:table-cell office:value-type="float" office:value="1.22569918241893">
            <text:p>1.2256991824</text:p>
          </table:table-cell>
          <table:table-cell office:value-type="float" office:value="1.23021178735352">
            <text:p>1.2302117874</text:p>
          </table:table-cell>
          <table:table-cell office:value-type="float" office:value="1.24210754402864">
            <text:p>1.242107544</text:p>
          </table:table-cell>
          <table:table-cell office:value-type="float" office:value="11.4670442785088">
            <text:p>11.4670442785</text:p>
          </table:table-cell>
          <table:table-cell office:value-type="float" office:value="11.2560351529562">
            <text:p>11.256035153</text:p>
          </table:table-cell>
          <table:table-cell office:value-type="float" office:value="10.7374371082995">
            <text:p>10.737437108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50">
            <text:p>50</text:p>
          </table:table-cell>
          <table:table-cell office:value-type="float" office:value="2055">
            <text:p>2055</text:p>
          </table:table-cell>
          <table:table-cell office:value-type="float" office:value="3358">
            <text:p>3358</text:p>
          </table:table-cell>
          <table:table-cell office:value-type="float" office:value="5790">
            <text:p>5790</text:p>
          </table:table-cell>
          <table:table-cell office:value-type="float" office:value="150.25">
            <text:p>150.25</text:p>
          </table:table-cell>
          <table:table-cell office:value-type="float" office:value="210.875">
            <text:p>210.875</text:p>
          </table:table-cell>
          <table:table-cell office:value-type="float" office:value="509.375">
            <text:p>509.375</text:p>
          </table:table-cell>
          <table:table-cell office:value-type="float" office:value="0.0731143552311436">
            <text:p>0.0731143552</text:p>
          </table:table-cell>
          <table:table-cell office:value-type="float" office:value="0.0627977963073258">
            <text:p>0.0627977963</text:p>
          </table:table-cell>
          <table:table-cell office:value-type="float" office:value="0.0879749568221071">
            <text:p>0.0879749568</text:p>
          </table:table-cell>
          <table:table-cell office:value-type="float" office:value="1.2663778328331">
            <text:p>1.2663778328</text:p>
          </table:table-cell>
          <table:table-cell office:value-type="float" office:value="1.22752167098891">
            <text:p>1.227521671</text:p>
          </table:table-cell>
          <table:table-cell office:value-type="float" office:value="1.32308195121196">
            <text:p>1.3230819512</text:p>
          </table:table-cell>
          <table:table-cell office:value-type="float" office:value="9.82281377961636">
            <text:p>9.8228137796</text:p>
          </table:table-cell>
          <table:table-cell office:value-type="float" office:value="11.3808186138766">
            <text:p>11.3808186139</text:p>
          </table:table-cell>
          <table:table-cell office:value-type="float" office:value="8.22061846133846">
            <text:p>8.2206184613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872">
            <text:p>1872</text:p>
          </table:table-cell>
          <table:table-cell office:value-type="float" office:value="3500">
            <text:p>3500</text:p>
          </table:table-cell>
          <table:table-cell office:value-type="float" office:value="6996">
            <text:p>6996</text:p>
          </table:table-cell>
          <table:table-cell office:value-type="float" office:value="122.625">
            <text:p>122.625</text:p>
          </table:table-cell>
          <table:table-cell office:value-type="float" office:value="195.5">
            <text:p>195.5</text:p>
          </table:table-cell>
          <table:table-cell office:value-type="float" office:value="389">
            <text:p>389</text:p>
          </table:table-cell>
          <table:table-cell office:value-type="float" office:value="0.0655048076923077">
            <text:p>0.0655048077</text:p>
          </table:table-cell>
          <table:table-cell office:value-type="float" office:value="0.0558571428571429">
            <text:p>0.0558571429</text:p>
          </table:table-cell>
          <table:table-cell office:value-type="float" office:value="0.0556032018296169">
            <text:p>0.0556032018</text:p>
          </table:table-cell>
          <table:table-cell office:value-type="float" office:value="1.23767695139146">
            <text:p>1.2376769514</text:p>
          </table:table-cell>
          <table:table-cell office:value-type="float" office:value="1.20161524">
            <text:p>1.20161524</text:p>
          </table:table-cell>
          <table:table-cell office:value-type="float" office:value="1.20067096986892">
            <text:p>1.2006709699</text:p>
          </table:table-cell>
          <table:table-cell office:value-type="float" office:value="10.9245319097344">
            <text:p>10.9245319097</text:p>
          </table:table-cell>
          <table:table-cell office:value-type="float" office:value="12.7527187609937">
            <text:p>12.752718761</text:p>
          </table:table-cell>
          <table:table-cell office:value-type="float" office:value="12.8094061243224">
            <text:p>12.809406124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988">
            <text:p>1988</text:p>
          </table:table-cell>
          <table:table-cell office:value-type="float" office:value="3758">
            <text:p>3758</text:p>
          </table:table-cell>
          <table:table-cell office:value-type="float" office:value="7154">
            <text:p>7154</text:p>
          </table:table-cell>
          <table:table-cell office:value-type="float" office:value="139">
            <text:p>139</text:p>
          </table:table-cell>
          <table:table-cell office:value-type="float" office:value="252.875">
            <text:p>252.875</text:p>
          </table:table-cell>
          <table:table-cell office:value-type="float" office:value="329.875">
            <text:p>329.875</text:p>
          </table:table-cell>
          <table:table-cell office:value-type="float" office:value="0.0699195171026157">
            <text:p>0.0699195171</text:p>
          </table:table-cell>
          <table:table-cell office:value-type="float" office:value="0.0672897817988292">
            <text:p>0.0672897818</text:p>
          </table:table-cell>
          <table:table-cell office:value-type="float" office:value="0.0461105675146771">
            <text:p>0.0461105675</text:p>
          </table:table-cell>
          <table:table-cell office:value-type="float" office:value="1.25430023804801">
            <text:p>1.254300238</text:p>
          </table:table-cell>
          <table:table-cell office:value-type="float" office:value="1.24438894917559">
            <text:p>1.2443889492</text:p>
          </table:table-cell>
          <table:table-cell office:value-type="float" office:value="1.16555430779696">
            <text:p>1.1655543078</text:p>
          </table:table-cell>
          <table:table-cell office:value-type="float" office:value="10.25617079866">
            <text:p>10.2561707987</text:p>
          </table:table-cell>
          <table:table-cell office:value-type="float" office:value="10.6437399808773">
            <text:p>10.6437399809</text:p>
          </table:table-cell>
          <table:table-cell office:value-type="float" office:value="15.3762545529471">
            <text:p>15.376254552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2124">
            <text:p>2124</text:p>
          </table:table-cell>
          <table:table-cell office:value-type="float" office:value="3978">
            <text:p>3978</text:p>
          </table:table-cell>
          <table:table-cell office:value-type="float" office:value="7832">
            <text:p>7832</text:p>
          </table:table-cell>
          <table:table-cell office:value-type="float" office:value="163">
            <text:p>163</text:p>
          </table:table-cell>
          <table:table-cell office:value-type="float" office:value="254.25">
            <text:p>254.25</text:p>
          </table:table-cell>
          <table:table-cell office:value-type="float" office:value="325.875">
            <text:p>325.875</text:p>
          </table:table-cell>
          <table:table-cell office:value-type="float" office:value="0.0767419962335217">
            <text:p>0.0767419962</text:p>
          </table:table-cell>
          <table:table-cell office:value-type="float" office:value="0.0639140271493213">
            <text:p>0.0639140271</text:p>
          </table:table-cell>
          <table:table-cell office:value-type="float" office:value="0.0416081460674157">
            <text:p>0.0416081461</text:p>
          </table:table-cell>
          <table:table-cell office:value-type="float" office:value="1.2801400814297">
            <text:p>1.2801400814</text:p>
          </table:table-cell>
          <table:table-cell office:value-type="float" office:value="1.23170570064085">
            <text:p>1.2317057006</text:p>
          </table:table-cell>
          <table:table-cell office:value-type="float" office:value="1.14902173736152">
            <text:p>1.1490217374</text:p>
          </table:table-cell>
          <table:table-cell office:value-type="float" office:value="9.37447857912253">
            <text:p>9.3744785791</text:p>
          </table:table-cell>
          <table:table-cell office:value-type="float" office:value="11.1879882371039">
            <text:p>11.1879882371</text:p>
          </table:table-cell>
          <table:table-cell office:value-type="float" office:value="17.0031486364146">
            <text:p>17.003148636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2502">
            <text:p>2502</text:p>
          </table:table-cell>
          <table:table-cell office:value-type="float" office:value="4535">
            <text:p>4535</text:p>
          </table:table-cell>
          <table:table-cell office:value-type="float" office:value="9436">
            <text:p>9436</text:p>
          </table:table-cell>
          <table:table-cell office:value-type="float" office:value="168.125">
            <text:p>168.125</text:p>
          </table:table-cell>
          <table:table-cell office:value-type="float" office:value="340.375">
            <text:p>340.375</text:p>
          </table:table-cell>
          <table:table-cell office:value-type="float" office:value="374.375">
            <text:p>374.375</text:p>
          </table:table-cell>
          <table:table-cell office:value-type="float" office:value="0.0671962430055955">
            <text:p>0.067196243</text:p>
          </table:table-cell>
          <table:table-cell office:value-type="float" office:value="0.0750551267916207">
            <text:p>0.0750551268</text:p>
          </table:table-cell>
          <table:table-cell office:value-type="float" office:value="0.0396751801610852">
            <text:p>0.0396751802</text:p>
          </table:table-cell>
          <table:table-cell office:value-type="float" office:value="1.24403690726476">
            <text:p>1.2440369073</text:p>
          </table:table-cell>
          <table:table-cell office:value-type="float" office:value="1.27373415700378">
            <text:p>1.273734157</text:p>
          </table:table-cell>
          <table:table-cell office:value-type="float" office:value="1.14194840560859">
            <text:p>1.1419484056</text:p>
          </table:table-cell>
          <table:table-cell office:value-type="float" office:value="10.6580841826161">
            <text:p>10.6580841826</text:p>
          </table:table-cell>
          <table:table-cell office:value-type="float" office:value="9.57756792163969">
            <text:p>9.5775679216</text:p>
          </table:table-cell>
          <table:table-cell office:value-type="float" office:value="17.814875250372">
            <text:p>17.814875250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422">
            <text:p>2422</text:p>
          </table:table-cell>
          <table:table-cell office:value-type="float" office:value="4450">
            <text:p>4450</text:p>
          </table:table-cell>
          <table:table-cell office:value-type="float" office:value="9139">
            <text:p>9139</text:p>
          </table:table-cell>
          <table:table-cell office:value-type="float" office:value="197.75">
            <text:p>197.75</text:p>
          </table:table-cell>
          <table:table-cell office:value-type="float" office:value="225">
            <text:p>225</text:p>
          </table:table-cell>
          <table:table-cell office:value-type="float" office:value="311.375">
            <text:p>311.375</text:p>
          </table:table-cell>
          <table:table-cell office:value-type="float" office:value="0.0816473988439306">
            <text:p>0.0816473988</text:p>
          </table:table-cell>
          <table:table-cell office:value-type="float" office:value="0.050561797752809">
            <text:p>0.0505617978</text:p>
          </table:table-cell>
          <table:table-cell office:value-type="float" office:value="0.0340710143341722">
            <text:p>0.0340710143</text:p>
          </table:table-cell>
          <table:table-cell office:value-type="float" office:value="1.2988318395202">
            <text:p>1.2988318395</text:p>
          </table:table-cell>
          <table:table-cell office:value-type="float" office:value="1.18197702310314">
            <text:p>1.1819770231</text:p>
          </table:table-cell>
          <table:table-cell office:value-type="float" office:value="1.12152378484441">
            <text:p>1.1215237848</text:p>
          </table:table-cell>
          <table:table-cell office:value-type="float" office:value="8.83156002033133">
            <text:p>8.8315600203</text:p>
          </table:table-cell>
          <table:table-cell office:value-type="float" office:value="14.0526354826432">
            <text:p>14.0526354826</text:p>
          </table:table-cell>
          <table:table-cell office:value-type="float" office:value="20.6888281402895">
            <text:p>20.6888281403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754">
            <text:p>2754</text:p>
          </table:table-cell>
          <table:table-cell office:value-type="float" office:value="4842">
            <text:p>4842</text:p>
          </table:table-cell>
          <table:table-cell office:value-type="float" office:value="8737">
            <text:p>8737</text:p>
          </table:table-cell>
          <table:table-cell office:value-type="float" office:value="200.625">
            <text:p>200.625</text:p>
          </table:table-cell>
          <table:table-cell office:value-type="float" office:value="334.375">
            <text:p>334.375</text:p>
          </table:table-cell>
          <table:table-cell office:value-type="float" office:value="357.375">
            <text:p>357.375</text:p>
          </table:table-cell>
          <table:table-cell office:value-type="float" office:value="0.0728485838779956">
            <text:p>0.0728485839</text:p>
          </table:table-cell>
          <table:table-cell office:value-type="float" office:value="0.0690572077653862">
            <text:p>0.0690572078</text:p>
          </table:table-cell>
          <table:table-cell office:value-type="float" office:value="0.0409036282476823">
            <text:p>0.0409036282</text:p>
          </table:table-cell>
          <table:table-cell office:value-type="float" office:value="1.26537159927212">
            <text:p>1.2653715993</text:p>
          </table:table-cell>
          <table:table-cell office:value-type="float" office:value="1.25104726714978">
            <text:p>1.2510472671</text:p>
          </table:table-cell>
          <table:table-cell office:value-type="float" office:value="1.14644198820238">
            <text:p>1.1464419882</text:p>
          </table:table-cell>
          <table:table-cell office:value-type="float" office:value="9.85741484185766">
            <text:p>9.8574148419</text:p>
          </table:table-cell>
          <table:table-cell office:value-type="float" office:value="10.3800060931101">
            <text:p>10.3800060931</text:p>
          </table:table-cell>
          <table:table-cell office:value-type="float" office:value="17.2901185657598">
            <text:p>17.290118565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float" office:value="63">
            <text:p>63</text:p>
          </table:table-cell>
          <table:table-cell office:value-type="float" office:value="2868">
            <text:p>2868</text:p>
          </table:table-cell>
          <table:table-cell office:value-type="float" office:value="5088">
            <text:p>5088</text:p>
          </table:table-cell>
          <table:table-cell office:value-type="float" office:value="8753">
            <text:p>8753</text:p>
          </table:table-cell>
          <table:table-cell office:value-type="float" office:value="293.625">
            <text:p>293.625</text:p>
          </table:table-cell>
          <table:table-cell office:value-type="float" office:value="415.25">
            <text:p>415.25</text:p>
          </table:table-cell>
          <table:table-cell office:value-type="float" office:value="451.625">
            <text:p>451.625</text:p>
          </table:table-cell>
          <table:table-cell office:value-type="float" office:value="0.102379707112971">
            <text:p>0.1023797071</text:p>
          </table:table-cell>
          <table:table-cell office:value-type="float" office:value="0.0816136006289308">
            <text:p>0.0816136006</text:p>
          </table:table-cell>
          <table:table-cell office:value-type="float" office:value="0.0515965954529875">
            <text:p>0.0515965955</text:p>
          </table:table-cell>
          <table:table-cell office:value-type="float" office:value="1.37887291957533">
            <text:p>1.3788729196</text:p>
          </table:table-cell>
          <table:table-cell office:value-type="float" office:value="1.29870273062419">
            <text:p>1.2987027306</text:p>
          </table:table-cell>
          <table:table-cell office:value-type="float" office:value="1.18580601306364">
            <text:p>1.1858060131</text:p>
          </table:table-cell>
          <table:table-cell office:value-type="float" office:value="7.11130145880681">
            <text:p>7.1113014588</text:p>
          </table:table-cell>
          <table:table-cell office:value-type="float" office:value="8.83507754513686">
            <text:p>8.8350775451</text:p>
          </table:table-cell>
          <table:table-cell office:value-type="float" office:value="13.7776389803071">
            <text:p>13.777638980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3225">
            <text:p>3225</text:p>
          </table:table-cell>
          <table:table-cell office:value-type="float" office:value="5855">
            <text:p>5855</text:p>
          </table:table-cell>
          <table:table-cell office:value-type="float" office:value="12121">
            <text:p>12121</text:p>
          </table:table-cell>
          <table:table-cell office:value-type="float" office:value="138.375">
            <text:p>138.375</text:p>
          </table:table-cell>
          <table:table-cell office:value-type="float" office:value="440.125">
            <text:p>440.125</text:p>
          </table:table-cell>
          <table:table-cell office:value-type="float" office:value="268.125">
            <text:p>268.125</text:p>
          </table:table-cell>
          <table:table-cell office:value-type="float" office:value="0.042906976744186">
            <text:p>0.0429069767</text:p>
          </table:table-cell>
          <table:table-cell office:value-type="float" office:value="0.0751707941929974">
            <text:p>0.0751707942</text:p>
          </table:table-cell>
          <table:table-cell office:value-type="float" office:value="0.0221206996122432">
            <text:p>0.0221206996</text:p>
          </table:table-cell>
          <table:table-cell office:value-type="float" office:value="1.15378279556517">
            <text:p>1.1537827956</text:p>
          </table:table-cell>
          <table:table-cell office:value-type="float" office:value="1.27417305034272">
            <text:p>1.2741730503</text:p>
          </table:table-cell>
          <table:table-cell office:value-type="float" office:value="1.07838152633147">
            <text:p>1.0783815263</text:p>
          </table:table-cell>
          <table:table-cell office:value-type="float" office:value="16.4987966909425">
            <text:p>16.4987966909</text:p>
          </table:table-cell>
          <table:table-cell office:value-type="float" office:value="9.56335128805424">
            <text:p>9.5633512881</text:p>
          </table:table-cell>
          <table:table-cell office:value-type="float" office:value="31.6800863847584">
            <text:p>31.680086384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2986">
            <text:p>2986</text:p>
          </table:table-cell>
          <table:table-cell office:value-type="float" office:value="5352">
            <text:p>5352</text:p>
          </table:table-cell>
          <table:table-cell office:value-type="float" office:value="8799">
            <text:p>8799</text:p>
          </table:table-cell>
          <table:table-cell office:value-type="float" office:value="255.5">
            <text:p>255.5</text:p>
          </table:table-cell>
          <table:table-cell office:value-type="float" office:value="243.125">
            <text:p>243.125</text:p>
          </table:table-cell>
          <table:table-cell office:value-type="float" office:value="427.25">
            <text:p>427.25</text:p>
          </table:table-cell>
          <table:table-cell office:value-type="float" office:value="0.0855659745478902">
            <text:p>0.0855659745</text:p>
          </table:table-cell>
          <table:table-cell office:value-type="float" office:value="0.0454269431988042">
            <text:p>0.0454269432</text:p>
          </table:table-cell>
          <table:table-cell office:value-type="float" office:value="0.0485566541652461">
            <text:p>0.0485566542</text:p>
          </table:table-cell>
          <table:table-cell office:value-type="float" office:value="1.31383112147826">
            <text:p>1.3138311215</text:p>
          </table:table-cell>
          <table:table-cell office:value-type="float" office:value="1.16303897124585">
            <text:p>1.1630389712</text:p>
          </table:table-cell>
          <table:table-cell office:value-type="float" office:value="1.17456947695926">
            <text:p>1.174569477</text:p>
          </table:table-cell>
          <table:table-cell office:value-type="float" office:value="8.44256553656413">
            <text:p>8.4425655366</text:p>
          </table:table-cell>
          <table:table-cell office:value-type="float" office:value="15.602511258246">
            <text:p>15.6025112582</text:p>
          </table:table-cell>
          <table:table-cell office:value-type="float" office:value="14.6188543252515">
            <text:p>14.618854325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3468">
            <text:p>3468</text:p>
          </table:table-cell>
          <table:table-cell office:value-type="float" office:value="5790">
            <text:p>5790</text:p>
          </table:table-cell>
          <table:table-cell office:value-type="float" office:value="9999">
            <text:p>9999</text:p>
          </table:table-cell>
          <table:table-cell office:value-type="float" office:value="272.5">
            <text:p>272.5</text:p>
          </table:table-cell>
          <table:table-cell office:value-type="float" office:value="252.5">
            <text:p>252.5</text:p>
          </table:table-cell>
          <table:table-cell office:value-type="float" office:value="445.375">
            <text:p>445.375</text:p>
          </table:table-cell>
          <table:table-cell office:value-type="float" office:value="0.0785755478662053">
            <text:p>0.0785755479</text:p>
          </table:table-cell>
          <table:table-cell office:value-type="float" office:value="0.0436096718480138">
            <text:p>0.0436096718</text:p>
          </table:table-cell>
          <table:table-cell office:value-type="float" office:value="0.0445419541954195">
            <text:p>0.0445419542</text:p>
          </table:table-cell>
          <table:table-cell office:value-type="float" office:value="1.28711568630777">
            <text:p>1.2871156863</text:p>
          </table:table-cell>
          <table:table-cell office:value-type="float" office:value="1.15636138628628">
            <text:p>1.1563613863</text:p>
          </table:table-cell>
          <table:table-cell office:value-type="float" office:value="1.15978545162372">
            <text:p>1.1597854516</text:p>
          </table:table-cell>
          <table:table-cell office:value-type="float" office:value="9.16361552150117">
            <text:p>9.1636155215</text:p>
          </table:table-cell>
          <table:table-cell office:value-type="float" office:value="16.2384533008357">
            <text:p>16.2384533008</text:p>
          </table:table-cell>
          <table:table-cell office:value-type="float" office:value="15.905726214365">
            <text:p>15.905726214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3952">
            <text:p>3952</text:p>
          </table:table-cell>
          <table:table-cell office:value-type="float" office:value="6578">
            <text:p>6578</text:p>
          </table:table-cell>
          <table:table-cell office:value-type="float" office:value="12057">
            <text:p>12057</text:p>
          </table:table-cell>
          <table:table-cell office:value-type="float" office:value="212.75">
            <text:p>212.75</text:p>
          </table:table-cell>
          <table:table-cell office:value-type="float" office:value="720.25">
            <text:p>720.25</text:p>
          </table:table-cell>
          <table:table-cell office:value-type="float" office:value="717.125">
            <text:p>717.125</text:p>
          </table:table-cell>
          <table:table-cell office:value-type="float" office:value="0.0538335020242915">
            <text:p>0.053833502</text:p>
          </table:table-cell>
          <table:table-cell office:value-type="float" office:value="0.109493767102463">
            <text:p>0.1094937671</text:p>
          </table:table-cell>
          <table:table-cell office:value-type="float" office:value="0.0594778966575433">
            <text:p>0.0594778967</text:p>
          </table:table-cell>
          <table:table-cell office:value-type="float" office:value="1.19409742712781">
            <text:p>1.1940974271</text:p>
          </table:table-cell>
          <table:table-cell office:value-type="float" office:value="1.40672639952582">
            <text:p>1.4067263995</text:p>
          </table:table-cell>
          <table:table-cell office:value-type="float" office:value="1.21510637387538">
            <text:p>1.2151063739</text:p>
          </table:table-cell>
          <table:table-cell office:value-type="float" office:value="13.2193036678001">
            <text:p>13.2193036678</text:p>
          </table:table-cell>
          <table:table-cell office:value-type="float" office:value="6.67104452598317">
            <text:p>6.671044526</text:p>
          </table:table-cell>
          <table:table-cell office:value-type="float" office:value="11.9970981678958">
            <text:p>11.99709816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4010">
            <text:p>4010</text:p>
          </table:table-cell>
          <table:table-cell office:value-type="float" office:value="6736">
            <text:p>6736</text:p>
          </table:table-cell>
          <table:table-cell office:value-type="float" office:value="15225">
            <text:p>15225</text:p>
          </table:table-cell>
          <table:table-cell office:value-type="float" office:value="247.75">
            <text:p>247.75</text:p>
          </table:table-cell>
          <table:table-cell office:value-type="float" office:value="188.125">
            <text:p>188.125</text:p>
          </table:table-cell>
          <table:table-cell office:value-type="float" office:value="602">
            <text:p>602</text:p>
          </table:table-cell>
          <table:table-cell office:value-type="float" office:value="0.061783042394015">
            <text:p>0.0617830424</text:p>
          </table:table-cell>
          <table:table-cell office:value-type="float" office:value="0.0279282957244656">
            <text:p>0.0279282957</text:p>
          </table:table-cell>
          <table:table-cell office:value-type="float" office:value="0.0395402298850575">
            <text:p>0.0395402299</text:p>
          </table:table-cell>
          <table:table-cell office:value-type="float" office:value="1.22372225126088">
            <text:p>1.2237222513</text:p>
          </table:table-cell>
          <table:table-cell office:value-type="float" office:value="1.09927781485169">
            <text:p>1.0992778149</text:p>
          </table:table-cell>
          <table:table-cell office:value-type="float" office:value="1.14145512696525">
            <text:p>1.141455127</text:p>
          </table:table-cell>
          <table:table-cell office:value-type="float" office:value="11.5621632187956">
            <text:p>11.5621632188</text:p>
          </table:table-cell>
          <table:table-cell office:value-type="float" office:value="25.163796655175">
            <text:p>25.1637966552</text:p>
          </table:table-cell>
          <table:table-cell office:value-type="float" office:value="17.8745094981784">
            <text:p>17.874509498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426">
            <text:p>4426</text:p>
          </table:table-cell>
          <table:table-cell office:value-type="float" office:value="6565">
            <text:p>6565</text:p>
          </table:table-cell>
          <table:table-cell office:value-type="float" office:value="11936">
            <text:p>11936</text:p>
          </table:table-cell>
          <table:table-cell office:value-type="float" office:value="193.5">
            <text:p>193.5</text:p>
          </table:table-cell>
          <table:table-cell office:value-type="float" office:value="313">
            <text:p>313</text:p>
          </table:table-cell>
          <table:table-cell office:value-type="float" office:value="799.75">
            <text:p>799.75</text:p>
          </table:table-cell>
          <table:table-cell office:value-type="float" office:value="0.0437189335743335">
            <text:p>0.0437189336</text:p>
          </table:table-cell>
          <table:table-cell office:value-type="float" office:value="0.0476770753998477">
            <text:p>0.0476770754</text:p>
          </table:table-cell>
          <table:table-cell office:value-type="float" office:value="0.0670031836461126">
            <text:p>0.0670031836</text:p>
          </table:table-cell>
          <table:table-cell office:value-type="float" office:value="1.15676250400981">
            <text:p>1.156762504</text:p>
          </table:table-cell>
          <table:table-cell office:value-type="float" office:value="1.17132504679609">
            <text:p>1.1713250468</text:p>
          </table:table-cell>
          <table:table-cell office:value-type="float" office:value="1.24331041893407">
            <text:p>1.2433104189</text:p>
          </table:table-cell>
          <table:table-cell office:value-type="float" office:value="16.1987243365201">
            <text:p>16.1987243365</text:p>
          </table:table-cell>
          <table:table-cell office:value-type="float" office:value="14.8822579565876">
            <text:p>14.8822579566</text:p>
          </table:table-cell>
          <table:table-cell office:value-type="float" office:value="10.6878164843961">
            <text:p>10.687816484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4396">
            <text:p>4396</text:p>
          </table:table-cell>
          <table:table-cell office:value-type="float" office:value="7100">
            <text:p>7100</text:p>
          </table:table-cell>
          <table:table-cell office:value-type="float" office:value="13565">
            <text:p>13565</text:p>
          </table:table-cell>
          <table:table-cell office:value-type="float" office:value="241.375">
            <text:p>241.375</text:p>
          </table:table-cell>
          <table:table-cell office:value-type="float" office:value="599.75">
            <text:p>599.75</text:p>
          </table:table-cell>
          <table:table-cell office:value-type="float" office:value="1059.875">
            <text:p>1059.875</text:p>
          </table:table-cell>
          <table:table-cell office:value-type="float" office:value="0.0549078707916288">
            <text:p>0.0549078708</text:p>
          </table:table-cell>
          <table:table-cell office:value-type="float" office:value="0.0844718309859155">
            <text:p>0.084471831</text:p>
          </table:table-cell>
          <table:table-cell office:value-type="float" office:value="0.0781330630298562">
            <text:p>0.078133063</text:p>
          </table:table-cell>
          <table:table-cell office:value-type="float" office:value="1.19808670134945">
            <text:p>1.1980867013</text:p>
          </table:table-cell>
          <table:table-cell office:value-type="float" office:value="1.30963696930173">
            <text:p>1.3096369693</text:p>
          </table:table-cell>
          <table:table-cell office:value-type="float" office:value="1.28543108065981">
            <text:p>1.2854310807</text:p>
          </table:table-cell>
          <table:table-cell office:value-type="float" office:value="12.967308023466">
            <text:p>12.9673080235</text:p>
          </table:table-cell>
          <table:table-cell office:value-type="float" office:value="8.54755064569489">
            <text:p>8.5475506457</text:p>
          </table:table-cell>
          <table:table-cell office:value-type="float" office:value="9.21359681873409">
            <text:p>9.213596818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524">
            <text:p>4524</text:p>
          </table:table-cell>
          <table:table-cell office:value-type="float" office:value="7898">
            <text:p>7898</text:p>
          </table:table-cell>
          <table:table-cell office:value-type="float" office:value="19138">
            <text:p>19138</text:p>
          </table:table-cell>
          <table:table-cell office:value-type="float" office:value="198">
            <text:p>198</text:p>
          </table:table-cell>
          <table:table-cell office:value-type="float" office:value="447.125">
            <text:p>447.125</text:p>
          </table:table-cell>
          <table:table-cell office:value-type="float" office:value="913.625">
            <text:p>913.625</text:p>
          </table:table-cell>
          <table:table-cell office:value-type="float" office:value="0.0437665782493369">
            <text:p>0.0437665782</text:p>
          </table:table-cell>
          <table:table-cell office:value-type="float" office:value="0.0566124335274753">
            <text:p>0.0566124335</text:p>
          </table:table-cell>
          <table:table-cell office:value-type="float" office:value="0.0477387919322813">
            <text:p>0.0477387919</text:p>
          </table:table-cell>
          <table:table-cell office:value-type="float" office:value="1.15693743008112">
            <text:p>1.1569374301</text:p>
          </table:table-cell>
          <table:table-cell office:value-type="float" office:value="1.20442525390077">
            <text:p>1.2044252539</text:p>
          </table:table-cell>
          <table:table-cell office:value-type="float" office:value="1.17155259658309">
            <text:p>1.1715525966</text:p>
          </table:table-cell>
          <table:table-cell office:value-type="float" office:value="16.1814622212615">
            <text:p>16.1814622213</text:p>
          </table:table-cell>
          <table:table-cell office:value-type="float" office:value="12.587119893881">
            <text:p>12.5871198939</text:p>
          </table:table-cell>
          <table:table-cell office:value-type="float" office:value="14.8634593978955">
            <text:p>14.8634593979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5">
            <text:p>95</text:p>
          </table:table-cell>
          <table:table-cell office:value-type="float" office:value="133">
            <text:p>133</text:p>
          </table:table-cell>
          <table:table-cell office:value-type="float" office:value="4834">
            <text:p>4834</text:p>
          </table:table-cell>
          <table:table-cell office:value-type="float" office:value="8227">
            <text:p>8227</text:p>
          </table:table-cell>
          <table:table-cell office:value-type="float" office:value="14975">
            <text:p>14975</text:p>
          </table:table-cell>
          <table:table-cell office:value-type="float" office:value="150.75">
            <text:p>150.75</text:p>
          </table:table-cell>
          <table:table-cell office:value-type="float" office:value="595.75">
            <text:p>595.75</text:p>
          </table:table-cell>
          <table:table-cell office:value-type="float" office:value="1102.375">
            <text:p>1102.375</text:p>
          </table:table-cell>
          <table:table-cell office:value-type="float" office:value="0.0311853537443111">
            <text:p>0.0311853537</text:p>
          </table:table-cell>
          <table:table-cell office:value-type="float" office:value="0.0724140026741218">
            <text:p>0.0724140027</text:p>
          </table:table-cell>
          <table:table-cell office:value-type="float" office:value="0.0736143572621035">
            <text:p>0.0736143573</text:p>
          </table:table-cell>
          <table:table-cell office:value-type="float" office:value="1.11105488962988">
            <text:p>1.1110548896</text:p>
          </table:table-cell>
          <table:table-cell office:value-type="float" office:value="1.26372683341467">
            <text:p>1.2637268334</text:p>
          </table:table-cell>
          <table:table-cell office:value-type="float" office:value="1.26827163466378">
            <text:p>1.2682716347</text:p>
          </table:table-cell>
          <table:table-cell office:value-type="float" office:value="22.5714894889211">
            <text:p>22.5714894889</text:p>
          </table:table-cell>
          <table:table-cell office:value-type="float" office:value="9.91454042445363">
            <text:p>9.9145404245</text:p>
          </table:table-cell>
          <table:table-cell office:value-type="float" office:value="9.75839485896691">
            <text:p>9.75839485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28">
            <text:p>128</text:p>
          </table:table-cell>
          <table:table-cell office:value-type="float" office:value="4600">
            <text:p>4600</text:p>
          </table:table-cell>
          <table:table-cell office:value-type="float" office:value="8188">
            <text:p>8188</text:p>
          </table:table-cell>
          <table:table-cell office:value-type="float" office:value="15695">
            <text:p>15695</text:p>
          </table:table-cell>
          <table:table-cell office:value-type="float" office:value="181.875">
            <text:p>181.875</text:p>
          </table:table-cell>
          <table:table-cell office:value-type="float" office:value="259.5">
            <text:p>259.5</text:p>
          </table:table-cell>
          <table:table-cell office:value-type="float" office:value="775.5">
            <text:p>775.5</text:p>
          </table:table-cell>
          <table:table-cell office:value-type="float" office:value="0.0395380434782609">
            <text:p>0.0395380435</text:p>
          </table:table-cell>
          <table:table-cell office:value-type="float" office:value="0.0316927210552027">
            <text:p>0.0316927211</text:p>
          </table:table-cell>
          <table:table-cell office:value-type="float" office:value="0.0494106403313157">
            <text:p>0.0494106403</text:p>
          </table:table-cell>
          <table:table-cell office:value-type="float" office:value="1.14144713566281">
            <text:p>1.1414471357</text:p>
          </table:table-cell>
          <table:table-cell office:value-type="float" office:value="1.11289320368626">
            <text:p>1.1128932037</text:p>
          </table:table-cell>
          <table:table-cell office:value-type="float" office:value="1.17772240746039">
            <text:p>1.1777224075</text:p>
          </table:table-cell>
          <table:table-cell office:value-type="float" office:value="17.8754790175365">
            <text:p>17.8754790175</text:p>
          </table:table-cell>
          <table:table-cell office:value-type="float" office:value="22.2156350258954">
            <text:p>22.2156350259</text:p>
          </table:table-cell>
          <table:table-cell office:value-type="float" office:value="14.3720857695516">
            <text:p>14.372085769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199">
            <text:p>5199</text:p>
          </table:table-cell>
          <table:table-cell office:value-type="float" office:value="8944">
            <text:p>8944</text:p>
          </table:table-cell>
          <table:table-cell office:value-type="float" office:value="17711">
            <text:p>17711</text:p>
          </table:table-cell>
          <table:table-cell office:value-type="float" office:value="260.75">
            <text:p>260.75</text:p>
          </table:table-cell>
          <table:table-cell office:value-type="float" office:value="622.75">
            <text:p>622.75</text:p>
          </table:table-cell>
          <table:table-cell office:value-type="float" office:value="729.25">
            <text:p>729.25</text:p>
          </table:table-cell>
          <table:table-cell office:value-type="float" office:value="0.0501538757453356">
            <text:p>0.0501538757</text:p>
          </table:table-cell>
          <table:table-cell office:value-type="float" office:value="0.0696276833631485">
            <text:p>0.0696276834</text:p>
          </table:table-cell>
          <table:table-cell office:value-type="float" office:value="0.0411749760036136">
            <text:p>0.041174976</text:p>
          </table:table-cell>
          <table:table-cell office:value-type="float" office:value="1.18046877116314">
            <text:p>1.1804687712</text:p>
          </table:table-cell>
          <table:table-cell office:value-type="float" office:value="1.25319899978044">
            <text:p>1.2531989998</text:p>
          </table:table-cell>
          <table:table-cell office:value-type="float" office:value="1.14743535816449">
            <text:p>1.1474353582</text:p>
          </table:table-cell>
          <table:table-cell office:value-type="float" office:value="14.1641580984111">
            <text:p>14.1641580984</text:p>
          </table:table-cell>
          <table:table-cell office:value-type="float" office:value="10.2977374679186">
            <text:p>10.2977374679</text:p>
          </table:table-cell>
          <table:table-cell office:value-type="float" office:value="17.1784283705938">
            <text:p>17.1784283706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5644">
            <text:p>5644</text:p>
          </table:table-cell>
          <table:table-cell office:value-type="float" office:value="10135">
            <text:p>10135</text:p>
          </table:table-cell>
          <table:table-cell office:value-type="float" office:value="19496">
            <text:p>19496</text:p>
          </table:table-cell>
          <table:table-cell office:value-type="float" office:value="323.5">
            <text:p>323.5</text:p>
          </table:table-cell>
          <table:table-cell office:value-type="float" office:value="533.125">
            <text:p>533.125</text:p>
          </table:table-cell>
          <table:table-cell office:value-type="float" office:value="507.375">
            <text:p>507.375</text:p>
          </table:table-cell>
          <table:table-cell office:value-type="float" office:value="0.0573175053153792">
            <text:p>0.0573175053</text:p>
          </table:table-cell>
          <table:table-cell office:value-type="float" office:value="0.0526023680315738">
            <text:p>0.052602368</text:p>
          </table:table-cell>
          <table:table-cell office:value-type="float" office:value="0.0260245691423882">
            <text:p>0.0260245691</text:p>
          </table:table-cell>
          <table:table-cell office:value-type="float" office:value="1.20705044957836">
            <text:p>1.2070504496</text:p>
          </table:table-cell>
          <table:table-cell office:value-type="float" office:value="1.18953162599067">
            <text:p>1.189531626</text:p>
          </table:table-cell>
          <table:table-cell office:value-type="float" office:value="1.09241345726849">
            <text:p>1.0924134573</text:p>
          </table:table-cell>
          <table:table-cell office:value-type="float" office:value="12.4364693268249">
            <text:p>12.4364693268</text:p>
          </table:table-cell>
          <table:table-cell office:value-type="float" office:value="13.5207223301649">
            <text:p>13.5207223302</text:p>
          </table:table-cell>
          <table:table-cell office:value-type="float" office:value="26.9794279696111">
            <text:p>26.979427969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5642">
            <text:p>5642</text:p>
          </table:table-cell>
          <table:table-cell office:value-type="float" office:value="10252">
            <text:p>10252</text:p>
          </table:table-cell>
          <table:table-cell office:value-type="float" office:value="18787">
            <text:p>18787</text:p>
          </table:table-cell>
          <table:table-cell office:value-type="float" office:value="338.25">
            <text:p>338.25</text:p>
          </table:table-cell>
          <table:table-cell office:value-type="float" office:value="610.375">
            <text:p>610.375</text:p>
          </table:table-cell>
          <table:table-cell office:value-type="float" office:value="228.25">
            <text:p>228.25</text:p>
          </table:table-cell>
          <table:table-cell office:value-type="float" office:value="0.059952144629564">
            <text:p>0.0599521446</text:p>
          </table:table-cell>
          <table:table-cell office:value-type="float" office:value="0.0595371634802965">
            <text:p>0.0595371635</text:p>
          </table:table-cell>
          <table:table-cell office:value-type="float" office:value="0.0121493585990312">
            <text:p>0.0121493586</text:p>
          </table:table-cell>
          <table:table-cell office:value-type="float" office:value="1.21687725510901">
            <text:p>1.2168772551</text:p>
          </table:table-cell>
          <table:table-cell office:value-type="float" office:value="1.21532763289819">
            <text:p>1.2153276329</text:p>
          </table:table-cell>
          <table:table-cell office:value-type="float" office:value="1.04281206464877">
            <text:p>1.0428120646</text:p>
          </table:table-cell>
          <table:table-cell office:value-type="float" office:value="11.9048851235783">
            <text:p>11.9048851236</text:p>
          </table:table-cell>
          <table:table-cell office:value-type="float" office:value="11.9854939924009">
            <text:p>11.98549399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5936">
            <text:p>5936</text:p>
          </table:table-cell>
          <table:table-cell office:value-type="float" office:value="10205">
            <text:p>10205</text:p>
          </table:table-cell>
          <table:table-cell office:value-type="float" office:value="17163">
            <text:p>17163</text:p>
          </table:table-cell>
          <table:table-cell office:value-type="float" office:value="478">
            <text:p>478</text:p>
          </table:table-cell>
          <table:table-cell office:value-type="float" office:value="798.125">
            <text:p>798.125</text:p>
          </table:table-cell>
          <table:table-cell office:value-type="float" office:value="420.75">
            <text:p>420.75</text:p>
          </table:table-cell>
          <table:table-cell office:value-type="float" office:value="0.0805256064690027">
            <text:p>0.0805256065</text:p>
          </table:table-cell>
          <table:table-cell office:value-type="float" office:value="0.0782092111709946">
            <text:p>0.0782092112</text:p>
          </table:table-cell>
          <table:table-cell office:value-type="float" office:value="0.0245149449396959">
            <text:p>0.0245149449</text:p>
          </table:table-cell>
          <table:table-cell office:value-type="float" office:value="1.29454899430402">
            <text:p>1.2945489943</text:p>
          </table:table-cell>
          <table:table-cell office:value-type="float" office:value="1.28572093329398">
            <text:p>1.2857209333</text:p>
          </table:table-cell>
          <table:table-cell office:value-type="float" office:value="1.08698023303871">
            <text:p>1.086980233</text:p>
          </table:table-cell>
          <table:table-cell office:value-type="float" office:value="8.94988639643788">
            <text:p>8.9498863964</text:p>
          </table:table-cell>
          <table:table-cell office:value-type="float" office:value="9.20495516172345">
            <text:p>9.2049551617</text:p>
          </table:table-cell>
          <table:table-cell office:value-type="float" office:value="28.6196489394912">
            <text:p>28.619648939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">
            <text:p>32</text:p>
          </table:table-cell>
          <table:table-cell office:value-type="float" office:value="6416">
            <text:p>6416</text:p>
          </table:table-cell>
          <table:table-cell office:value-type="float" office:value="11453">
            <text:p>11453</text:p>
          </table:table-cell>
          <table:table-cell office:value-type="float" office:value="18358">
            <text:p>18358</text:p>
          </table:table-cell>
          <table:table-cell office:value-type="float" office:value="475.25">
            <text:p>475.25</text:p>
          </table:table-cell>
          <table:table-cell office:value-type="float" office:value="812.5">
            <text:p>812.5</text:p>
          </table:table-cell>
          <table:table-cell office:value-type="float" office:value="302.25">
            <text:p>302.25</text:p>
          </table:table-cell>
          <table:table-cell office:value-type="float" office:value="0.0740726309226933">
            <text:p>0.0740726309</text:p>
          </table:table-cell>
          <table:table-cell office:value-type="float" office:value="0.0709421112372304">
            <text:p>0.0709421112</text:p>
          </table:table-cell>
          <table:table-cell office:value-type="float" office:value="0.0164642117877764">
            <text:p>0.0164642118</text:p>
          </table:table-cell>
          <table:table-cell office:value-type="float" office:value="1.27000824734697">
            <text:p>1.2700082473</text:p>
          </table:table-cell>
          <table:table-cell office:value-type="float" office:value="1.25816164429803">
            <text:p>1.2581616443</text:p>
          </table:table-cell>
          <table:table-cell office:value-type="float" office:value="1.05815603898601">
            <text:p>1.058156039</text:p>
          </table:table-cell>
          <table:table-cell office:value-type="float" office:value="9.70011563625737">
            <text:p>9.7001156363</text:p>
          </table:table-cell>
          <table:table-cell office:value-type="float" office:value="10.1132176045745">
            <text:p>10.11321760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36">
            <text:p>136</text:p>
          </table:table-cell>
          <table:table-cell office:value-type="float" office:value="7154">
            <text:p>7154</text:p>
          </table:table-cell>
          <table:table-cell office:value-type="float" office:value="12234">
            <text:p>12234</text:p>
          </table:table-cell>
          <table:table-cell office:value-type="float" office:value="18134">
            <text:p>18134</text:p>
          </table:table-cell>
          <table:table-cell office:value-type="float" office:value="515">
            <text:p>515</text:p>
          </table:table-cell>
          <table:table-cell office:value-type="float" office:value="896.25">
            <text:p>896.25</text:p>
          </table:table-cell>
          <table:table-cell office:value-type="float" office:value="519.5">
            <text:p>519.5</text:p>
          </table:table-cell>
          <table:table-cell office:value-type="float" office:value="0.0719876991892647">
            <text:p>0.0719876992</text:p>
          </table:table-cell>
          <table:table-cell office:value-type="float" office:value="0.0732589504659147">
            <text:p>0.0732589505</text:p>
          </table:table-cell>
          <table:table-cell office:value-type="float" office:value="0.028647843829271">
            <text:p>0.0286478438</text:p>
          </table:table-cell>
          <table:table-cell office:value-type="float" office:value="1.26211411567817">
            <text:p>1.2621141157</text:p>
          </table:table-cell>
          <table:table-cell office:value-type="float" office:value="1.2669253993245">
            <text:p>1.2669253993</text:p>
          </table:table-cell>
          <table:table-cell office:value-type="float" office:value="1.10187602335634">
            <text:p>1.1018760234</text:p>
          </table:table-cell>
          <table:table-cell office:value-type="float" office:value="9.97124777750863">
            <text:p>9.9712477775</text:p>
          </table:table-cell>
          <table:table-cell office:value-type="float" office:value="9.80409417624364">
            <text:p>9.8040941762</text:p>
          </table:table-cell>
          <table:table-cell office:value-type="float" office:value="24.5403818997961">
            <text:p>24.540381899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7544">
            <text:p>7544</text:p>
          </table:table-cell>
          <table:table-cell office:value-type="float" office:value="12284">
            <text:p>12284</text:p>
          </table:table-cell>
          <table:table-cell office:value-type="float" office:value="17734">
            <text:p>17734</text:p>
          </table:table-cell>
          <table:table-cell office:value-type="float" office:value="530.75">
            <text:p>530.75</text:p>
          </table:table-cell>
          <table:table-cell office:value-type="float" office:value="144.5">
            <text:p>144.5</text:p>
          </table:table-cell>
          <table:table-cell office:value-type="float" office:value="344.625">
            <text:p>344.625</text:p>
          </table:table-cell>
          <table:table-cell office:value-type="float" office:value="0.0703539236479321">
            <text:p>0.0703539236</text:p>
          </table:table-cell>
          <table:table-cell office:value-type="float" office:value="0.0117632692933898">
            <text:p>0.0117632693</text:p>
          </table:table-cell>
          <table:table-cell office:value-type="float" office:value="0.0194330100372166">
            <text:p>0.01943301</text:p>
          </table:table-cell>
          <table:table-cell office:value-type="float" office:value="1.25594009493017">
            <text:p>1.2559400949</text:p>
          </table:table-cell>
          <table:table-cell office:value-type="float" office:value="1.04144265655562">
            <text:p>1.0414426566</text:p>
          </table:table-cell>
          <table:table-cell office:value-type="float" office:value="1.06875571321331">
            <text:p>1.0687557132</text:p>
          </table:table-cell>
          <table:table-cell office:value-type="float" office:value="10.1949355665198">
            <text:p>10.19493556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58">
            <text:p>158</text:p>
          </table:table-cell>
          <table:table-cell office:value-type="float" office:value="8390">
            <text:p>8390</text:p>
          </table:table-cell>
          <table:table-cell office:value-type="float" office:value="12295">
            <text:p>12295</text:p>
          </table:table-cell>
          <table:table-cell office:value-type="float" office:value="18175">
            <text:p>18175</text:p>
          </table:table-cell>
          <table:table-cell office:value-type="float" office:value="389.875">
            <text:p>389.875</text:p>
          </table:table-cell>
          <table:table-cell office:value-type="float" office:value="243.75">
            <text:p>243.75</text:p>
          </table:table-cell>
          <table:table-cell office:value-type="float" office:value="303.75">
            <text:p>303.75</text:p>
          </table:table-cell>
          <table:table-cell office:value-type="float" office:value="0.046469010727056">
            <text:p>0.0464690107</text:p>
          </table:table-cell>
          <table:table-cell office:value-type="float" office:value="0.0198251321675478">
            <text:p>0.0198251322</text:p>
          </table:table-cell>
          <table:table-cell office:value-type="float" office:value="0.0167125171939477">
            <text:p>0.0167125172</text:p>
          </table:table-cell>
          <table:table-cell office:value-type="float" office:value="1.16687390070228">
            <text:p>1.1668739007</text:p>
          </table:table-cell>
          <table:table-cell office:value-type="float" office:value="1.07015831288272">
            <text:p>1.0701583129</text:p>
          </table:table-cell>
          <table:table-cell office:value-type="float" office:value="1.05904125431149">
            <text:p>1.0590412543</text:p>
          </table:table-cell>
          <table:table-cell office:value-type="float" office:value="15.2602817830133">
            <text:p>15.26028178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07">
            <text:p>207</text:p>
          </table:table-cell>
          <table:table-cell office:value-type="float" office:value="248">
            <text:p>248</text:p>
          </table:table-cell>
          <table:table-cell office:value-type="float" office:value="9014">
            <text:p>9014</text:p>
          </table:table-cell>
          <table:table-cell office:value-type="float" office:value="12592">
            <text:p>12592</text:p>
          </table:table-cell>
          <table:table-cell office:value-type="float" office:value="20381">
            <text:p>20381</text:p>
          </table:table-cell>
          <table:table-cell office:value-type="float" office:value="382.75">
            <text:p>382.75</text:p>
          </table:table-cell>
          <table:table-cell office:value-type="float" office:value="252.125">
            <text:p>252.125</text:p>
          </table:table-cell>
          <table:table-cell office:value-type="float" office:value="6.75">
            <text:p>6.75</text:p>
          </table:table-cell>
          <table:table-cell office:value-type="float" office:value="0.0424617262036832">
            <text:p>0.0424617262</text:p>
          </table:table-cell>
          <table:table-cell office:value-type="float" office:value="0.0200226334180432">
            <text:p>0.0200226334</text:p>
          </table:table-cell>
          <table:table-cell office:value-type="float" office:value="0.000331190814974731">
            <text:p>0.0003311908</text:p>
          </table:table-cell>
          <table:table-cell office:value-type="float" office:value="1.1521499181696">
            <text:p>1.1521499182</text:p>
          </table:table-cell>
          <table:table-cell office:value-type="float" office:value="1.07086499242718">
            <text:p>1.0708649924</text:p>
          </table:table-cell>
          <table:table-cell office:value-type="float" office:value="1.00115938283963">
            <text:p>1.0011593828</text:p>
          </table:table-cell>
          <table:table-cell office:value-type="float" office:value="16.6682178245724">
            <text:p>16.6682178246</text:p>
          </table:table-cell>
          <table:table-cell office:value-type="float" office:value="34.9636111094859">
            <text:p>34.96361110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83">
            <text:p>283</text:p>
          </table:table-cell>
          <table:table-cell office:value-type="float" office:value="9678">
            <text:p>9678</text:p>
          </table:table-cell>
          <table:table-cell office:value-type="float" office:value="12898">
            <text:p>12898</text:p>
          </table:table-cell>
          <table:table-cell office:value-type="float" office:value="20168">
            <text:p>20168</text:p>
          </table:table-cell>
          <table:table-cell office:value-type="float" office:value="95.75">
            <text:p>95.75</text:p>
          </table:table-cell>
          <table:table-cell office:value-type="float" office:value="155">
            <text:p>155</text:p>
          </table:table-cell>
          <table:table-cell office:value-type="float" office:value="-335.5">
            <text:p>-335.5</text:p>
          </table:table-cell>
          <table:table-cell office:value-type="float" office:value="0.00989357305228353">
            <text:p>0.0098935731</text:p>
          </table:table-cell>
          <table:table-cell office:value-type="float" office:value="0.0120173670336486">
            <text:p>0.012017367</text:p>
          </table:table-cell>
          <table:table-cell office:value-type="float" office:value="-0.0166352637842126">
            <text:p>-0.0166352638</text:p>
          </table:table-cell>
          <table:table-cell office:value-type="float" office:value="1.03481935594696">
            <text:p>1.0348193559</text:p>
          </table:table-cell>
          <table:table-cell office:value-type="float" office:value="1.0423438421542">
            <text:p>1.0423438422</text:p>
          </table:table-cell>
          <table:table-cell office:value-type="float" office:value="0.94231897147755">
            <text:p>0.94231897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86">
            <text:p>286</text:p>
          </table:table-cell>
          <table:table-cell office:value-type="float" office:value="9362">
            <text:p>9362</text:p>
          </table:table-cell>
          <table:table-cell office:value-type="float" office:value="12728">
            <text:p>12728</text:p>
          </table:table-cell>
          <table:table-cell office:value-type="float" office:value="20205">
            <text:p>20205</text:p>
          </table:table-cell>
          <table:table-cell office:value-type="float" office:value="124.75">
            <text:p>124.75</text:p>
          </table:table-cell>
          <table:table-cell office:value-type="float" office:value="214.125">
            <text:p>214.125</text:p>
          </table:table-cell>
          <table:table-cell office:value-type="float" office:value="-393.5">
            <text:p>-393.5</text:p>
          </table:table-cell>
          <table:table-cell office:value-type="float" office:value="0.0133251441999573">
            <text:p>0.0133251442</text:p>
          </table:table-cell>
          <table:table-cell office:value-type="float" office:value="0.0168231458202388">
            <text:p>0.0168231458</text:p>
          </table:table-cell>
          <table:table-cell office:value-type="float" office:value="-0.0194753773818362">
            <text:p>-0.0194753774</text:p>
          </table:table-cell>
          <table:table-cell office:value-type="float" office:value="1.04698602125703">
            <text:p>1.0469860213</text:p>
          </table:table-cell>
          <table:table-cell office:value-type="float" office:value="1.059435726112">
            <text:p>1.0594357261</text:p>
          </table:table-cell>
          <table:table-cell office:value-type="float" office:value="0.932579588198937">
            <text:p>0.93257958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9118">
            <text:p>9118</text:p>
          </table:table-cell>
          <table:table-cell office:value-type="float" office:value="12610">
            <text:p>12610</text:p>
          </table:table-cell>
          <table:table-cell office:value-type="float" office:value="20353">
            <text:p>20353</text:p>
          </table:table-cell>
          <table:table-cell office:value-type="float" office:value="128.5">
            <text:p>128.5</text:p>
          </table:table-cell>
          <table:table-cell office:value-type="float" office:value="219.125">
            <text:p>219.125</text:p>
          </table:table-cell>
          <table:table-cell office:value-type="float" office:value="-362.25">
            <text:p>-362.25</text:p>
          </table:table-cell>
          <table:table-cell office:value-type="float" office:value="0.0140930028515025">
            <text:p>0.0140930029</text:p>
          </table:table-cell>
          <table:table-cell office:value-type="float" office:value="0.0173770816812054">
            <text:p>0.0173770817</text:p>
          </table:table-cell>
          <table:table-cell office:value-type="float" office:value="-0.0177983589642805">
            <text:p>-0.017798359</text:p>
          </table:table-cell>
          <table:table-cell office:value-type="float" office:value="1.04971479092983">
            <text:p>1.0497147909</text:p>
          </table:table-cell>
          <table:table-cell office:value-type="float" office:value="1.06141163330102">
            <text:p>1.0614116333</text:p>
          </table:table-cell>
          <table:table-cell office:value-type="float" office:value="0.938326635525388">
            <text:p>0.93832663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81">
            <text:p>181</text:p>
          </table:table-cell>
          <table:table-cell office:value-type="float" office:value="9435">
            <text:p>9435</text:p>
          </table:table-cell>
          <table:table-cell office:value-type="float" office:value="13189">
            <text:p>13189</text:p>
          </table:table-cell>
          <table:table-cell office:value-type="float" office:value="19637">
            <text:p>19637</text:p>
          </table:table-cell>
          <table:table-cell office:value-type="float" office:value="183.75">
            <text:p>183.75</text:p>
          </table:table-cell>
          <table:table-cell office:value-type="float" office:value="-197.375">
            <text:p>-197.375</text:p>
          </table:table-cell>
          <table:table-cell office:value-type="float" office:value="3.625">
            <text:p>3.625</text:p>
          </table:table-cell>
          <table:table-cell office:value-type="float" office:value="0.0194753577106518">
            <text:p>0.0194753577</text:p>
          </table:table-cell>
          <table:table-cell office:value-type="float" office:value="-0.014965122450527">
            <text:p>-0.0149651225</text:p>
          </table:table-cell>
          <table:table-cell office:value-type="float" office:value="0.000184600499057901">
            <text:p>0.0001846005</text:p>
          </table:table-cell>
          <table:table-cell office:value-type="float" office:value="1.06890715952088">
            <text:p>1.0689071595</text:p>
          </table:table-cell>
          <table:table-cell office:value-type="float" office:value="0.948061023007476">
            <text:p>0.948061023</text:p>
          </table:table-cell>
          <table:table-cell office:value-type="float" office:value="1.0006461685383">
            <text:p>1.00064616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8666">
            <text:p>8666</text:p>
          </table:table-cell>
          <table:table-cell office:value-type="float" office:value="12234">
            <text:p>12234</text:p>
          </table:table-cell>
          <table:table-cell office:value-type="float" office:value="19590">
            <text:p>19590</text:p>
          </table:table-cell>
          <table:table-cell office:value-type="float" office:value="-244.5">
            <text:p>-244.5</text:p>
          </table:table-cell>
          <table:table-cell office:value-type="float" office:value="199">
            <text:p>199</text:p>
          </table:table-cell>
          <table:table-cell office:value-type="float" office:value="-276.875">
            <text:p>-276.875</text:p>
          </table:table-cell>
          <table:table-cell office:value-type="float" office:value="-0.0282137087468267">
            <text:p>-0.0282137087</text:p>
          </table:table-cell>
          <table:table-cell office:value-type="float" office:value="0.0162661435344123">
            <text:p>0.0162661435</text:p>
          </table:table-cell>
          <table:table-cell office:value-type="float" office:value="-0.0141334864726901">
            <text:p>-0.0141334865</text:p>
          </table:table-cell>
          <table:table-cell office:value-type="float" office:value="0.902812205574158">
            <text:p>0.9028122056</text:p>
          </table:table-cell>
          <table:table-cell office:value-type="float" office:value="1.05745009372439">
            <text:p>1.0574500937</text:p>
          </table:table-cell>
          <table:table-cell office:value-type="float" office:value="0.950924318007737">
            <text:p>0.950924318</text:p>
          </table:table-cell>
          <table:table-cell office:value-type="float" office:value="-24.2195175532319">
            <text:p>-24.219517553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7182">
            <text:p>7182</text:p>
          </table:table-cell>
          <table:table-cell office:value-type="float" office:value="11795">
            <text:p>11795</text:p>
          </table:table-cell>
          <table:table-cell office:value-type="float" office:value="19471">
            <text:p>19471</text:p>
          </table:table-cell>
          <table:table-cell office:value-type="float" office:value="91.75">
            <text:p>91.75</text:p>
          </table:table-cell>
          <table:table-cell office:value-type="float" office:value="126.5">
            <text:p>126.5</text:p>
          </table:table-cell>
          <table:table-cell office:value-type="float" office:value="-168.25">
            <text:p>-168.25</text:p>
          </table:table-cell>
          <table:table-cell office:value-type="float" office:value="0.0127749930381509">
            <text:p>0.012774993</text:p>
          </table:table-cell>
          <table:table-cell office:value-type="float" office:value="0.0107248834251802">
            <text:p>0.0107248834</text:p>
          </table:table-cell>
          <table:table-cell office:value-type="float" office:value="-0.0086410559293308">
            <text:p>-0.0086410559</text:p>
          </table:table-cell>
          <table:table-cell office:value-type="float" office:value="1.04503234850989">
            <text:p>1.0450323485</text:p>
          </table:table-cell>
          <table:table-cell office:value-type="float" office:value="1.03776253731212">
            <text:p>1.0377625373</text:p>
          </table:table-cell>
          <table:table-cell office:value-type="float" office:value="0.969902653228587">
            <text:p>0.96990265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71">
            <text:p>171</text:p>
          </table:table-cell>
          <table:table-cell office:value-type="float" office:value="8028">
            <text:p>8028</text:p>
          </table:table-cell>
          <table:table-cell office:value-type="float" office:value="12673">
            <text:p>12673</text:p>
          </table:table-cell>
          <table:table-cell office:value-type="float" office:value="19866">
            <text:p>19866</text:p>
          </table:table-cell>
          <table:table-cell office:value-type="float" office:value="-403.375">
            <text:p>-403.375</text:p>
          </table:table-cell>
          <table:table-cell office:value-type="float" office:value="229.625">
            <text:p>229.625</text:p>
          </table:table-cell>
          <table:table-cell office:value-type="float" office:value="-148.25">
            <text:p>-148.25</text:p>
          </table:table-cell>
          <table:table-cell office:value-type="float" office:value="-0.0502460139511709">
            <text:p>-0.050246014</text:p>
          </table:table-cell>
          <table:table-cell office:value-type="float" office:value="0.0181192298587548">
            <text:p>0.0181192299</text:p>
          </table:table-cell>
          <table:table-cell office:value-type="float" office:value="-0.00746249874156851">
            <text:p>-0.0074624987</text:p>
          </table:table-cell>
          <table:table-cell office:value-type="float" office:value="0.829087288530145">
            <text:p>0.8290872885</text:p>
          </table:table-cell>
          <table:table-cell office:value-type="float" office:value="1.06406078522736">
            <text:p>1.0640607852</text:p>
          </table:table-cell>
          <table:table-cell office:value-type="float" office:value="0.973990404623947">
            <text:p>0.9739904046</text:p>
          </table:table-cell>
          <table:table-cell office:value-type="float" office:value="-13.4455167919291">
            <text:p>-13.445516791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311">
            <text:p>311</text:p>
          </table:table-cell>
          <table:table-cell office:value-type="float" office:value="7992">
            <text:p>7992</text:p>
          </table:table-cell>
          <table:table-cell office:value-type="float" office:value="13002">
            <text:p>13002</text:p>
          </table:table-cell>
          <table:table-cell office:value-type="float" office:value="18891">
            <text:p>18891</text:p>
          </table:table-cell>
          <table:table-cell office:value-type="float" office:value="-102.375">
            <text:p>-102.375</text:p>
          </table:table-cell>
          <table:table-cell office:value-type="float" office:value="-98.75">
            <text:p>-98.75</text:p>
          </table:table-cell>
          <table:table-cell office:value-type="float" office:value="45.25">
            <text:p>45.25</text:p>
          </table:table-cell>
          <table:table-cell office:value-type="float" office:value="-0.0128096846846847">
            <text:p>-0.0128096847</text:p>
          </table:table-cell>
          <table:table-cell office:value-type="float" office:value="-0.00759498538686356">
            <text:p>-0.0075949854</text:p>
          </table:table-cell>
          <table:table-cell office:value-type="float" office:value="0.00239532052300037">
            <text:p>0.0023953205</text:p>
          </table:table-cell>
          <table:table-cell office:value-type="float" office:value="0.955487716126177">
            <text:p>0.9554877161</text:p>
          </table:table-cell>
          <table:table-cell office:value-type="float" office:value="0.97353061139991">
            <text:p>0.9735306114</text:p>
          </table:table-cell>
          <table:table-cell office:value-type="float" office:value="1.0083948674489">
            <text:p>1.00839486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8392">
            <text:p>8392</text:p>
          </table:table-cell>
          <table:table-cell office:value-type="float" office:value="13346">
            <text:p>13346</text:p>
          </table:table-cell>
          <table:table-cell office:value-type="float" office:value="22472">
            <text:p>22472</text:p>
          </table:table-cell>
          <table:table-cell office:value-type="float" office:value="-476.125">
            <text:p>-476.125</text:p>
          </table:table-cell>
          <table:table-cell office:value-type="float" office:value="-200.125">
            <text:p>-200.125</text:p>
          </table:table-cell>
          <table:table-cell office:value-type="float" office:value="1619.75">
            <text:p>1619.75</text:p>
          </table:table-cell>
          <table:table-cell office:value-type="float" office:value="-0.0567355815061964">
            <text:p>-0.0567355815</text:p>
          </table:table-cell>
          <table:table-cell office:value-type="float" office:value="-0.0149951296268545">
            <text:p>-0.0149951296</text:p>
          </table:table-cell>
          <table:table-cell office:value-type="float" office:value="0.0720785866856533">
            <text:p>0.0720785867</text:p>
          </table:table-cell>
          <table:table-cell office:value-type="float" office:value="0.807734560097651">
            <text:p>0.8077345601</text:p>
          </table:table-cell>
          <table:table-cell office:value-type="float" office:value="0.947957759974561">
            <text:p>0.94795776</text:p>
          </table:table-cell>
          <table:table-cell office:value-type="float" office:value="1.26245788581064">
            <text:p>1.2624578858</text:p>
          </table:table-cell>
          <table:table-cell office:value-type="float" office:value="-11.8672040372644">
            <text:p>-11.8672040373</text:p>
          </table:table-cell>
          <table:table-cell office:value-type="float" office:value="0">
            <text:p>0</text:p>
          </table:table-cell>
          <table:table-cell office:value-type="float" office:value="9.95910158561844">
            <text:p>9.959101585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6230">
            <text:p>6230</text:p>
          </table:table-cell>
          <table:table-cell office:value-type="float" office:value="13060">
            <text:p>13060</text:p>
          </table:table-cell>
          <table:table-cell office:value-type="float" office:value="24433">
            <text:p>24433</text:p>
          </table:table-cell>
          <table:table-cell office:value-type="float" office:value="-506.125">
            <text:p>-506.125</text:p>
          </table:table-cell>
          <table:table-cell office:value-type="float" office:value="-434.25">
            <text:p>-434.25</text:p>
          </table:table-cell>
          <table:table-cell office:value-type="float" office:value="1020.25">
            <text:p>1020.25</text:p>
          </table:table-cell>
          <table:table-cell office:value-type="float" office:value="-0.0812399678972713">
            <text:p>-0.0812399679</text:p>
          </table:table-cell>
          <table:table-cell office:value-type="float" office:value="-0.033250382848392">
            <text:p>-0.0332503828</text:p>
          </table:table-cell>
          <table:table-cell office:value-type="float" office:value="0.0417570498915401">
            <text:p>0.0417570499</text:p>
          </table:table-cell>
          <table:table-cell office:value-type="float" office:value="0.728595979832092">
            <text:p>0.7285959798</text:p>
          </table:table-cell>
          <table:table-cell office:value-type="float" office:value="0.885790612431375">
            <text:p>0.8857906124</text:p>
          </table:table-cell>
          <table:table-cell office:value-type="float" office:value="1.14956723100305">
            <text:p>1.149567231</text:p>
          </table:table-cell>
          <table:table-cell office:value-type="float" office:value="-8.18062847813524">
            <text:p>-8.1806284781</text:p>
          </table:table-cell>
          <table:table-cell office:value-type="float" office:value="-20.4977648899611">
            <text:p>-20.49776489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193">
            <text:p>193</text:p>
          </table:table-cell>
          <table:table-cell office:value-type="float" office:value="6482">
            <text:p>6482</text:p>
          </table:table-cell>
          <table:table-cell office:value-type="float" office:value="13086">
            <text:p>13086</text:p>
          </table:table-cell>
          <table:table-cell office:value-type="float" office:value="23638">
            <text:p>23638</text:p>
          </table:table-cell>
          <table:table-cell office:value-type="float" office:value="-430.625">
            <text:p>-430.625</text:p>
          </table:table-cell>
          <table:table-cell office:value-type="float" office:value="666">
            <text:p>666</text:p>
          </table:table-cell>
          <table:table-cell office:value-type="float" office:value="828.125">
            <text:p>828.125</text:p>
          </table:table-cell>
          <table:table-cell office:value-type="float" office:value="-0.066433970996606">
            <text:p>-0.066433971</text:p>
          </table:table-cell>
          <table:table-cell office:value-type="float" office:value="0.0508940852819807">
            <text:p>0.0508940853</text:p>
          </table:table-cell>
          <table:table-cell office:value-type="float" office:value="0.0350336322869955">
            <text:p>0.0350336323</text:p>
          </table:table-cell>
          <table:table-cell office:value-type="float" office:value="0.77613150761654">
            <text:p>0.7761315076</text:p>
          </table:table-cell>
          <table:table-cell office:value-type="float" office:value="1.18320610600364">
            <text:p>1.183206106</text:p>
          </table:table-cell>
          <table:table-cell office:value-type="float" office:value="1.12502332957128">
            <text:p>1.1250233296</text:p>
          </table:table-cell>
          <table:table-cell office:value-type="float" office:value="-10.0830815381123">
            <text:p>-10.0830815381</text:p>
          </table:table-cell>
          <table:table-cell office:value-type="float" office:value="13.9631117260638">
            <text:p>13.9631117261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7112">
            <text:p>7112</text:p>
          </table:table-cell>
          <table:table-cell office:value-type="float" office:value="12656">
            <text:p>12656</text:p>
          </table:table-cell>
          <table:table-cell office:value-type="float" office:value="26712">
            <text:p>26712</text:p>
          </table:table-cell>
          <table:table-cell office:value-type="float" office:value="-334.625">
            <text:p>-334.625</text:p>
          </table:table-cell>
          <table:table-cell office:value-type="float" office:value="-377">
            <text:p>-377</text:p>
          </table:table-cell>
          <table:table-cell office:value-type="float" office:value="2149.875">
            <text:p>2149.875</text:p>
          </table:table-cell>
          <table:table-cell office:value-type="float" office:value="-0.04705075928009">
            <text:p>-0.0470507593</text:p>
          </table:table-cell>
          <table:table-cell office:value-type="float" office:value="-0.0297882427307206">
            <text:p>-0.0297882427</text:p>
          </table:table-cell>
          <table:table-cell office:value-type="float" office:value="0.0804834905660377">
            <text:p>0.0804834906</text:p>
          </table:table-cell>
          <table:table-cell office:value-type="float" office:value="0.839661339459398">
            <text:p>0.8396613395</text:p>
          </table:table-cell>
          <table:table-cell office:value-type="float" office:value="0.897480335676247">
            <text:p>0.8974803357</text:p>
          </table:table-cell>
          <table:table-cell office:value-type="float" office:value="1.29438829779837">
            <text:p>1.2943882978</text:p>
          </table:table-cell>
          <table:table-cell office:value-type="float" office:value="-14.382544867402">
            <text:p>-14.3825448674</text:p>
          </table:table-cell>
          <table:table-cell office:value-type="float" office:value="-22.9208327479603">
            <text:p>-22.920832748</text:p>
          </table:table-cell>
          <table:table-cell office:value-type="float" office:value="8.95439298312194">
            <text:p>8.95439298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7084">
            <text:p>7084</text:p>
          </table:table-cell>
          <table:table-cell office:value-type="float" office:value="12780">
            <text:p>12780</text:p>
          </table:table-cell>
          <table:table-cell office:value-type="float" office:value="29043">
            <text:p>29043</text:p>
          </table:table-cell>
          <table:table-cell office:value-type="float" office:value="-169.625">
            <text:p>-169.625</text:p>
          </table:table-cell>
          <table:table-cell office:value-type="float" office:value="387.75">
            <text:p>387.75</text:p>
          </table:table-cell>
          <table:table-cell office:value-type="float" office:value="1212.75">
            <text:p>1212.75</text:p>
          </table:table-cell>
          <table:table-cell office:value-type="float" office:value="-0.0239448051948052">
            <text:p>-0.0239448052</text:p>
          </table:table-cell>
          <table:table-cell office:value-type="float" office:value="0.0303403755868545">
            <text:p>0.0303403756</text:p>
          </table:table-cell>
          <table:table-cell office:value-type="float" office:value="0.0417570498915401">
            <text:p>0.0417570499</text:p>
          </table:table-cell>
          <table:table-cell office:value-type="float" office:value="0.917316955061983">
            <text:p>0.9173169551</text:p>
          </table:table-cell>
          <table:table-cell office:value-type="float" office:value="1.10799556979986">
            <text:p>1.1079955698</text:p>
          </table:table-cell>
          <table:table-cell office:value-type="float" office:value="1.14956723100305">
            <text:p>1.149567231</text:p>
          </table:table-cell>
          <table:table-cell office:value-type="float" office:value="-28.5997324703114">
            <text:p>-28.5997324703</text:p>
          </table:table-cell>
          <table:table-cell office:value-type="float" office:value="23.1905491915382">
            <text:p>23.1905491915</text:p>
          </table:table-cell>
          <table:table-cell office:value-type="float" office:value="16.9437353613213">
            <text:p>16.94373536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6230">
            <text:p>6230</text:p>
          </table:table-cell>
          <table:table-cell office:value-type="float" office:value="11424">
            <text:p>11424</text:p>
          </table:table-cell>
          <table:table-cell office:value-type="float" office:value="28098">
            <text:p>28098</text:p>
          </table:table-cell>
          <table:table-cell office:value-type="float" office:value="-506.125">
            <text:p>-506.125</text:p>
          </table:table-cell>
          <table:table-cell office:value-type="float" office:value="-646.125">
            <text:p>-646.125</text:p>
          </table:table-cell>
          <table:table-cell office:value-type="float" office:value="984.375">
            <text:p>984.375</text:p>
          </table:table-cell>
          <table:table-cell office:value-type="float" office:value="-0.0812399678972713">
            <text:p>-0.0812399679</text:p>
          </table:table-cell>
          <table:table-cell office:value-type="float" office:value="-0.0565585609243697">
            <text:p>-0.0565585609</text:p>
          </table:table-cell>
          <table:table-cell office:value-type="float" office:value="0.0350336322869955">
            <text:p>0.0350336323</text:p>
          </table:table-cell>
          <table:table-cell office:value-type="float" office:value="0.728595979832092">
            <text:p>0.7285959798</text:p>
          </table:table-cell>
          <table:table-cell office:value-type="float" office:value="0.808314823559824">
            <text:p>0.8083148236</text:p>
          </table:table-cell>
          <table:table-cell office:value-type="float" office:value="1.12502332957128">
            <text:p>1.1250233296</text:p>
          </table:table-cell>
          <table:table-cell office:value-type="float" office:value="-8.18062847813524">
            <text:p>-8.1806284781</text:p>
          </table:table-cell>
          <table:table-cell office:value-type="float" office:value="-11.9054528916867">
            <text:p>-11.9054528917</text:p>
          </table:table-cell>
          <table:table-cell office:value-type="float" office:value="20.1297777702071">
            <text:p>20.129777770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248">
            <text:p>248</text:p>
          </table:table-cell>
          <table:table-cell office:value-type="float" office:value="6482">
            <text:p>6482</text:p>
          </table:table-cell>
          <table:table-cell office:value-type="float" office:value="12276">
            <text:p>12276</text:p>
          </table:table-cell>
          <table:table-cell office:value-type="float" office:value="27972">
            <text:p>27972</text:p>
          </table:table-cell>
          <table:table-cell office:value-type="float" office:value="-430.625">
            <text:p>-430.625</text:p>
          </table:table-cell>
          <table:table-cell office:value-type="float" office:value="-595.5">
            <text:p>-595.5</text:p>
          </table:table-cell>
          <table:table-cell office:value-type="float" office:value="1291.5">
            <text:p>1291.5</text:p>
          </table:table-cell>
          <table:table-cell office:value-type="float" office:value="-0.066433970996606">
            <text:p>-0.066433971</text:p>
          </table:table-cell>
          <table:table-cell office:value-type="float" office:value="-0.0485092864125122">
            <text:p>-0.0485092864</text:p>
          </table:table-cell>
          <table:table-cell office:value-type="float" office:value="0.0461711711711712">
            <text:p>0.0461711712</text:p>
          </table:table-cell>
          <table:table-cell office:value-type="float" office:value="0.77613150761654">
            <text:p>0.7761315076</text:p>
          </table:table-cell>
          <table:table-cell office:value-type="float" office:value="0.834829673257979">
            <text:p>0.8348296733</text:p>
          </table:table-cell>
          <table:table-cell office:value-type="float" office:value="1.16577738211184">
            <text:p>1.1657773821</text:p>
          </table:table-cell>
          <table:table-cell office:value-type="float" office:value="-10.0830815381123">
            <text:p>-10.0830815381</text:p>
          </table:table-cell>
          <table:table-cell office:value-type="float" office:value="-13.9395127821433">
            <text:p>-13.9395127821</text:p>
          </table:table-cell>
          <table:table-cell office:value-type="float" office:value="15.3565200328905">
            <text:p>15.356520032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69">
            <text:p>369</text:p>
          </table:table-cell>
          <table:table-cell office:value-type="float" office:value="291">
            <text:p>291</text:p>
          </table:table-cell>
          <table:table-cell office:value-type="float" office:value="6669">
            <text:p>6669</text:p>
          </table:table-cell>
          <table:table-cell office:value-type="float" office:value="12578">
            <text:p>12578</text:p>
          </table:table-cell>
          <table:table-cell office:value-type="float" office:value="32823">
            <text:p>32823</text:p>
          </table:table-cell>
          <table:table-cell office:value-type="float" office:value="-212.625">
            <text:p>-212.625</text:p>
          </table:table-cell>
          <table:table-cell office:value-type="float" office:value="356.25">
            <text:p>356.25</text:p>
          </table:table-cell>
          <table:table-cell office:value-type="float" office:value="645.75">
            <text:p>645.75</text:p>
          </table:table-cell>
          <table:table-cell office:value-type="float" office:value="-0.0318825910931174">
            <text:p>-0.0318825911</text:p>
          </table:table-cell>
          <table:table-cell office:value-type="float" office:value="0.0283232628398792">
            <text:p>0.0283232628</text:p>
          </table:table-cell>
          <table:table-cell office:value-type="float" office:value="0.0196737044145873">
            <text:p>0.0196737044</text:p>
          </table:table-cell>
          <table:table-cell office:value-type="float" office:value="0.890403270419118">
            <text:p>0.8904032704</text:p>
          </table:table-cell>
          <table:table-cell office:value-type="float" office:value="1.10070374608665">
            <text:p>1.1007037461</text:p>
          </table:table-cell>
          <table:table-cell office:value-type="float" office:value="1.06961659255603">
            <text:p>1.0696165926</text:p>
          </table:table-cell>
          <table:table-cell office:value-type="float" office:value="-21.3921711647644">
            <text:p>-21.3921711648</text:p>
          </table:table-cell>
          <table:table-cell office:value-type="float" office:value="24.8176767906743">
            <text:p>24.81767679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3">
            <text:p>3</text:p>
          </table:table-cell>
          <table:table-cell office:value-type="float" office:value="338">
            <text:p>338</text:p>
          </table:table-cell>
          <table:table-cell table:number-columns-repeated="2" office:value-type="float" office:value="551">
            <text:p>551</text:p>
          </table:table-cell>
          <table:table-cell office:value-type="float" office:value="6630">
            <text:p>6630</text:p>
          </table:table-cell>
          <table:table-cell office:value-type="float" office:value="12396">
            <text:p>12396</text:p>
          </table:table-cell>
          <table:table-cell office:value-type="float" office:value="29711">
            <text:p>29711</text:p>
          </table:table-cell>
          <table:table-cell office:value-type="float" office:value="-76.5">
            <text:p>-76.5</text:p>
          </table:table-cell>
          <table:table-cell office:value-type="float" office:value="328.5">
            <text:p>328.5</text:p>
          </table:table-cell>
          <table:table-cell office:value-type="float" office:value="1063.75">
            <text:p>1063.75</text:p>
          </table:table-cell>
          <table:table-cell office:value-type="float" office:value="-0.0115384615384615">
            <text:p>-0.0115384615</text:p>
          </table:table-cell>
          <table:table-cell office:value-type="float" office:value="0.0265004840271055">
            <text:p>0.026500484</text:p>
          </table:table-cell>
          <table:table-cell office:value-type="float" office:value="0.0358032378580324">
            <text:p>0.0358032379</text:p>
          </table:table-cell>
          <table:table-cell office:value-type="float" office:value="0.959876331360947">
            <text:p>0.9598763314</text:p>
          </table:table-cell>
          <table:table-cell office:value-type="float" office:value="1.09412815437606">
            <text:p>1.0941281544</text:p>
          </table:table-cell>
          <table:table-cell office:value-type="float" office:value="1.12782380131171">
            <text:p>1.1278238013</text:p>
          </table:table-cell>
          <table:table-cell office:value-type="float" office:value="0">
            <text:p>0</text:p>
          </table:table-cell>
          <table:table-cell office:value-type="float" office:value="26.5010824460589">
            <text:p>26.5010824461</text:p>
          </table:table-cell>
          <table:table-cell office:value-type="float" office:value="19.7044438387584">
            <text:p>19.70444383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571">
            <text:p>571</text:p>
          </table:table-cell>
          <table:table-cell office:value-type="float" office:value="6734">
            <text:p>6734</text:p>
          </table:table-cell>
          <table:table-cell office:value-type="float" office:value="12654">
            <text:p>12654</text:p>
          </table:table-cell>
          <table:table-cell office:value-type="float" office:value="31339">
            <text:p>31339</text:p>
          </table:table-cell>
          <table:table-cell office:value-type="float" office:value="177.125">
            <text:p>177.125</text:p>
          </table:table-cell>
          <table:table-cell office:value-type="float" office:value="353.875">
            <text:p>353.875</text:p>
          </table:table-cell>
          <table:table-cell office:value-type="float" office:value="1369">
            <text:p>1369</text:p>
          </table:table-cell>
          <table:table-cell office:value-type="float" office:value="0.0263030888030888">
            <text:p>0.0263030888</text:p>
          </table:table-cell>
          <table:table-cell office:value-type="float" office:value="0.0279654654654655">
            <text:p>0.0279654655</text:p>
          </table:table-cell>
          <table:table-cell office:value-type="float" office:value="0.0436835891381346">
            <text:p>0.0436835891</text:p>
          </table:table-cell>
          <table:table-cell office:value-type="float" office:value="1.09341684167275">
            <text:p>1.0934168417</text:p>
          </table:table-cell>
          <table:table-cell office:value-type="float" office:value="1.09941198095618">
            <text:p>1.099411981</text:p>
          </table:table-cell>
          <table:table-cell office:value-type="float" office:value="1.15663274366505">
            <text:p>1.1566327437</text:p>
          </table:table-cell>
          <table:table-cell office:value-type="float" office:value="26.69738507718">
            <text:p>26.6973850772</text:p>
          </table:table-cell>
          <table:table-cell office:value-type="float" office:value="25.1308071345182">
            <text:p>25.1308071345</text:p>
          </table:table-cell>
          <table:table-cell office:value-type="float" office:value="16.2115542834127">
            <text:p>16.211554283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24">
            <text:p>424</text:p>
          </table:table-cell>
          <table:table-cell office:value-type="float" office:value="666">
            <text:p>666</text:p>
          </table:table-cell>
          <table:table-cell office:value-type="float" office:value="7137">
            <text:p>7137</text:p>
          </table:table-cell>
          <table:table-cell office:value-type="float" office:value="13716">
            <text:p>13716</text:p>
          </table:table-cell>
          <table:table-cell office:value-type="float" office:value="34040">
            <text:p>34040</text:p>
          </table:table-cell>
          <table:table-cell office:value-type="float" office:value="178.75">
            <text:p>178.75</text:p>
          </table:table-cell>
          <table:table-cell office:value-type="float" office:value="232.875">
            <text:p>232.875</text:p>
          </table:table-cell>
          <table:table-cell office:value-type="float" office:value="1244.125">
            <text:p>1244.125</text:p>
          </table:table-cell>
          <table:table-cell office:value-type="float" office:value="0.0250455373406193">
            <text:p>0.0250455373</text:p>
          </table:table-cell>
          <table:table-cell office:value-type="float" office:value="0.0169783464566929">
            <text:p>0.0169783465</text:p>
          </table:table-cell>
          <table:table-cell office:value-type="float" office:value="0.0365489130434783">
            <text:p>0.036548913</text:p>
          </table:table-cell>
          <table:table-cell office:value-type="float" office:value="1.0888888474159">
            <text:p>1.0888888474</text:p>
          </table:table-cell>
          <table:table-cell office:value-type="float" office:value="1.0599892105253">
            <text:p>1.0599892105</text:p>
          </table:table-cell>
          <table:table-cell office:value-type="float" office:value="1.13053940881971">
            <text:p>1.1305394088</text:p>
          </table:table-cell>
          <table:table-cell office:value-type="float" office:value="28.020621255848">
            <text:p>28.0206212558</text:p>
          </table:table-cell>
          <table:table-cell office:value-type="float" office:value="0">
            <text:p>0</text:p>
          </table:table-cell>
          <table:table-cell office:value-type="float" office:value="19.3094192928574">
            <text:p>19.309419292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722">
            <text:p>722</text:p>
          </table:table-cell>
          <table:table-cell office:value-type="float" office:value="7182">
            <text:p>7182</text:p>
          </table:table-cell>
          <table:table-cell office:value-type="float" office:value="13685">
            <text:p>13685</text:p>
          </table:table-cell>
          <table:table-cell office:value-type="float" office:value="34928">
            <text:p>34928</text:p>
          </table:table-cell>
          <table:table-cell office:value-type="float" office:value="133">
            <text:p>133</text:p>
          </table:table-cell>
          <table:table-cell office:value-type="float" office:value="189.125">
            <text:p>189.125</text:p>
          </table:table-cell>
          <table:table-cell office:value-type="float" office:value="837.125">
            <text:p>837.125</text:p>
          </table:table-cell>
          <table:table-cell office:value-type="float" office:value="0.0185185185185185">
            <text:p>0.0185185185</text:p>
          </table:table-cell>
          <table:table-cell office:value-type="float" office:value="0.0138198757763975">
            <text:p>0.0138198758</text:p>
          </table:table-cell>
          <table:table-cell office:value-type="float" office:value="0.0239671610169492">
            <text:p>0.023967161</text:p>
          </table:table-cell>
          <table:table-cell office:value-type="float" office:value="1.06548696844993">
            <text:p>1.0654869684</text:p>
          </table:table-cell>
          <table:table-cell office:value-type="float" office:value="1.04874390359168">
            <text:p>1.0487439036</text:p>
          </table:table-cell>
          <table:table-cell office:value-type="float" office:value="1.08501093618146">
            <text:p>1.0850109362</text:p>
          </table:table-cell>
          <table:table-cell table:number-columns-repeated="2" office:value-type="float" office:value="0">
            <text:p>0</text:p>
          </table:table-cell>
          <table:table-cell office:value-type="float" office:value="29.265909997016">
            <text:p>29.265909997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3">
            <text:p>3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727">
            <text:p>727</text:p>
          </table:table-cell>
          <table:table-cell office:value-type="float" office:value="7140">
            <text:p>7140</text:p>
          </table:table-cell>
          <table:table-cell office:value-type="float" office:value="13702">
            <text:p>13702</text:p>
          </table:table-cell>
          <table:table-cell office:value-type="float" office:value="35224">
            <text:p>35224</text:p>
          </table:table-cell>
          <table:table-cell office:value-type="float" office:value="127.75">
            <text:p>127.75</text:p>
          </table:table-cell>
          <table:table-cell office:value-type="float" office:value="119">
            <text:p>119</text:p>
          </table:table-cell>
          <table:table-cell office:value-type="float" office:value="1174.75">
            <text:p>1174.75</text:p>
          </table:table-cell>
          <table:table-cell office:value-type="float" office:value="0.0178921568627451">
            <text:p>0.0178921569</text:p>
          </table:table-cell>
          <table:table-cell office:value-type="float" office:value="0.0086848635235732">
            <text:p>0.0086848635</text:p>
          </table:table-cell>
          <table:table-cell office:value-type="float" office:value="0.0333508403361345">
            <text:p>0.0333508403</text:p>
          </table:table-cell>
          <table:table-cell office:value-type="float" office:value="1.06325000240292">
            <text:p>1.0632500024</text:p>
          </table:table-cell>
          <table:table-cell office:value-type="float" office:value="1.03054485896718">
            <text:p>1.030544859</text:p>
          </table:table-cell>
          <table:table-cell office:value-type="float" office:value="1.11890800713668">
            <text:p>1.1189080071</text:p>
          </table:table-cell>
          <table:table-cell table:number-columns-repeated="2" office:value-type="float" office:value="0">
            <text:p>0</text:p>
          </table:table-cell>
          <table:table-cell office:value-type="float" office:value="21.1281783443873">
            <text:p>21.12817834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7252">
            <text:p>7252</text:p>
          </table:table-cell>
          <table:table-cell office:value-type="float" office:value="14388">
            <text:p>14388</text:p>
          </table:table-cell>
          <table:table-cell office:value-type="float" office:value="37851">
            <text:p>37851</text:p>
          </table:table-cell>
          <table:table-cell office:value-type="float" office:value="190.75">
            <text:p>190.75</text:p>
          </table:table-cell>
          <table:table-cell office:value-type="float" office:value="99.125">
            <text:p>99.125</text:p>
          </table:table-cell>
          <table:table-cell office:value-type="float" office:value="1193.25">
            <text:p>1193.25</text:p>
          </table:table-cell>
          <table:table-cell office:value-type="float" office:value="0.0263030888030888">
            <text:p>0.0263030888</text:p>
          </table:table-cell>
          <table:table-cell office:value-type="float" office:value="0.00688942174033917">
            <text:p>0.0068894217</text:p>
          </table:table-cell>
          <table:table-cell office:value-type="float" office:value="0.031524926686217">
            <text:p>0.0315249267</text:p>
          </table:table-cell>
          <table:table-cell office:value-type="float" office:value="1.09341684167275">
            <text:p>1.0934168417</text:p>
          </table:table-cell>
          <table:table-cell office:value-type="float" office:value="1.02420600578974">
            <text:p>1.0242060058</text:p>
          </table:table-cell>
          <table:table-cell office:value-type="float" office:value="1.1122851325668">
            <text:p>1.1122851326</text:p>
          </table:table-cell>
          <table:table-cell office:value-type="float" office:value="26.69738507718">
            <text:p>26.6973850772</text:p>
          </table:table-cell>
          <table:table-cell office:value-type="float" office:value="0">
            <text:p>0</text:p>
          </table:table-cell>
          <table:table-cell office:value-type="float" office:value="22.3320541366861">
            <text:p>22.332054136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7686">
            <text:p>7686</text:p>
          </table:table-cell>
          <table:table-cell office:value-type="float" office:value="15079">
            <text:p>15079</text:p>
          </table:table-cell>
          <table:table-cell office:value-type="float" office:value="37666">
            <text:p>37666</text:p>
          </table:table-cell>
          <table:table-cell office:value-type="float" office:value="192.5">
            <text:p>192.5</text:p>
          </table:table-cell>
          <table:table-cell office:value-type="float" office:value="-59.875">
            <text:p>-59.875</text:p>
          </table:table-cell>
          <table:table-cell office:value-type="float" office:value="1082.25">
            <text:p>1082.25</text:p>
          </table:table-cell>
          <table:table-cell office:value-type="float" office:value="0.0250455373406193">
            <text:p>0.0250455373</text:p>
          </table:table-cell>
          <table:table-cell office:value-type="float" office:value="-0.00397075402878175">
            <text:p>-0.003970754</text:p>
          </table:table-cell>
          <table:table-cell office:value-type="float" office:value="0.0287328094302554">
            <text:p>0.0287328094</text:p>
          </table:table-cell>
          <table:table-cell office:value-type="float" office:value="1.0888888474159">
            <text:p>1.0888888474</text:p>
          </table:table-cell>
          <table:table-cell office:value-type="float" office:value="0.986133263998876">
            <text:p>0.986133264</text:p>
          </table:table-cell>
          <table:table-cell office:value-type="float" office:value="1.10218295870789">
            <text:p>1.1021829587</text:p>
          </table:table-cell>
          <table:table-cell office:value-type="float" office:value="28.020621255848">
            <text:p>28.0206212558</text:p>
          </table:table-cell>
          <table:table-cell office:value-type="float" office:value="0">
            <text:p>0</text:p>
          </table:table-cell>
          <table:table-cell office:value-type="float" office:value="24.4688289538622">
            <text:p>24.468828953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3">
            <text:p>3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7202">
            <text:p>7202</text:p>
          </table:table-cell>
          <table:table-cell office:value-type="float" office:value="14148">
            <text:p>14148</text:p>
          </table:table-cell>
          <table:table-cell office:value-type="float" office:value="38221">
            <text:p>38221</text:p>
          </table:table-cell>
          <table:table-cell office:value-type="float" office:value="-141.375">
            <text:p>-141.375</text:p>
          </table:table-cell>
          <table:table-cell office:value-type="float" office:value="-175.125">
            <text:p>-175.125</text:p>
          </table:table-cell>
          <table:table-cell office:value-type="float" office:value="1012.875">
            <text:p>1012.875</text:p>
          </table:table-cell>
          <table:table-cell office:value-type="float" office:value="-0.019629963898917">
            <text:p>-0.0196299639</text:p>
          </table:table-cell>
          <table:table-cell office:value-type="float" office:value="-0.012378074639525">
            <text:p>-0.0123780746</text:p>
          </table:table-cell>
          <table:table-cell office:value-type="float" office:value="0.0265004840271055">
            <text:p>0.026500484</text:p>
          </table:table-cell>
          <table:table-cell office:value-type="float" office:value="0.932050383899829">
            <text:p>0.9320503839</text:p>
          </table:table-cell>
          <table:table-cell office:value-type="float" office:value="0.956977043555954">
            <text:p>0.9569770436</text:p>
          </table:table-cell>
          <table:table-cell office:value-type="float" office:value="1.09412815437606">
            <text:p>1.0941281544</text:p>
          </table:table-cell>
          <table:table-cell table:number-columns-repeated="2" office:value-type="float" office:value="0">
            <text:p>0</text:p>
          </table:table-cell>
          <table:table-cell office:value-type="float" office:value="26.5010824460589">
            <text:p>26.501082446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6773">
            <text:p>6773</text:p>
          </table:table-cell>
          <table:table-cell office:value-type="float" office:value="13986">
            <text:p>13986</text:p>
          </table:table-cell>
          <table:table-cell office:value-type="float" office:value="39109">
            <text:p>39109</text:p>
          </table:table-cell>
          <table:table-cell office:value-type="float" office:value="-30.25">
            <text:p>-30.25</text:p>
          </table:table-cell>
          <table:table-cell office:value-type="float" office:value="367.875">
            <text:p>367.875</text:p>
          </table:table-cell>
          <table:table-cell office:value-type="float" office:value="1142.375">
            <text:p>1142.375</text:p>
          </table:table-cell>
          <table:table-cell office:value-type="float" office:value="-0.00446626310349919">
            <text:p>-0.0044662631</text:p>
          </table:table-cell>
          <table:table-cell office:value-type="float" office:value="0.0263030888030888">
            <text:p>0.0263030888</text:p>
          </table:table-cell>
          <table:table-cell office:value-type="float" office:value="0.0292100283822138">
            <text:p>0.0292100284</text:p>
          </table:table-cell>
          <table:table-cell office:value-type="float" office:value="0.984407176249728">
            <text:p>0.9844071762</text:p>
          </table:table-cell>
          <table:table-cell office:value-type="float" office:value="1.09341684167275">
            <text:p>1.0934168417</text:p>
          </table:table-cell>
          <table:table-cell office:value-type="float" office:value="1.1039074218236">
            <text:p>1.1039074218</text:p>
          </table:table-cell>
          <table:table-cell office:value-type="float" office:value="0">
            <text:p>0</text:p>
          </table:table-cell>
          <table:table-cell office:value-type="float" office:value="26.69738507718">
            <text:p>26.6973850772</text:p>
          </table:table-cell>
          <table:table-cell office:value-type="float" office:value="24.0746779929837">
            <text:p>24.07467799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920">
            <text:p>920</text:p>
          </table:table-cell>
          <table:table-cell office:value-type="float" office:value="6996">
            <text:p>6996</text:p>
          </table:table-cell>
          <table:table-cell office:value-type="float" office:value="14548">
            <text:p>14548</text:p>
          </table:table-cell>
          <table:table-cell office:value-type="float" office:value="40885">
            <text:p>40885</text:p>
          </table:table-cell>
          <table:table-cell office:value-type="float" office:value="69.125">
            <text:p>69.125</text:p>
          </table:table-cell>
          <table:table-cell office:value-type="float" office:value="193">
            <text:p>193</text:p>
          </table:table-cell>
          <table:table-cell office:value-type="float" office:value="1100.75">
            <text:p>1100.75</text:p>
          </table:table-cell>
          <table:table-cell office:value-type="float" office:value="0.00988064608347627">
            <text:p>0.0098806461</text:p>
          </table:table-cell>
          <table:table-cell office:value-type="float" office:value="0.0132664283750344">
            <text:p>0.0132664284</text:p>
          </table:table-cell>
          <table:table-cell office:value-type="float" office:value="0.0269230769230769">
            <text:p>0.0269230769</text:p>
          </table:table-cell>
          <table:table-cell office:value-type="float" office:value="1.03477361053954">
            <text:p>1.0347736105</text:p>
          </table:table-cell>
          <table:table-cell office:value-type="float" office:value="1.04677745563141">
            <text:p>1.0467774556</text:p>
          </table:table-cell>
          <table:table-cell office:value-type="float" office:value="1.09565147928994">
            <text:p>1.0956514793</text:p>
          </table:table-cell>
          <table:table-cell table:number-columns-repeated="2" office:value-type="float" office:value="0">
            <text:p>0</text:p>
          </table:table-cell>
          <table:table-cell office:value-type="float" office:value="26.0905057431666">
            <text:p>26.090505743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6741">
            <text:p>6741</text:p>
          </table:table-cell>
          <table:table-cell office:value-type="float" office:value="15132">
            <text:p>15132</text:p>
          </table:table-cell>
          <table:table-cell office:value-type="float" office:value="42698">
            <text:p>42698</text:p>
          </table:table-cell>
          <table:table-cell office:value-type="float" office:value="-89.25">
            <text:p>-89.25</text:p>
          </table:table-cell>
          <table:table-cell office:value-type="float" office:value="76.125">
            <text:p>76.125</text:p>
          </table:table-cell>
          <table:table-cell office:value-type="float" office:value="744.625">
            <text:p>744.625</text:p>
          </table:table-cell>
          <table:table-cell office:value-type="float" office:value="-0.0132398753894081">
            <text:p>-0.0132398754</text:p>
          </table:table-cell>
          <table:table-cell office:value-type="float" office:value="0.00503072957969865">
            <text:p>0.0050307296</text:p>
          </table:table-cell>
          <table:table-cell office:value-type="float" office:value="0.0174393414211438">
            <text:p>0.0174393414</text:p>
          </table:table-cell>
          <table:table-cell office:value-type="float" office:value="0.954004012965713">
            <text:p>0.954004013</text:p>
          </table:table-cell>
          <table:table-cell office:value-type="float" office:value="1.01765715767955">
            <text:p>1.0176571577</text:p>
          </table:table-cell>
          <table:table-cell office:value-type="float" office:value="1.06163379100724">
            <text:p>1.0616337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91">
            <text:p>491</text:p>
          </table:table-cell>
          <table:table-cell table:number-columns-repeated="2" office:value-type="float" office:value="952">
            <text:p>952</text:p>
          </table:table-cell>
          <table:table-cell office:value-type="float" office:value="6461">
            <text:p>6461</text:p>
          </table:table-cell>
          <table:table-cell office:value-type="float" office:value="14148">
            <text:p>14148</text:p>
          </table:table-cell>
          <table:table-cell office:value-type="float" office:value="43031">
            <text:p>43031</text:p>
          </table:table-cell>
          <table:table-cell office:value-type="float" office:value="-53.375">
            <text:p>-53.375</text:p>
          </table:table-cell>
          <table:table-cell office:value-type="float" office:value="-210.125">
            <text:p>-210.125</text:p>
          </table:table-cell>
          <table:table-cell office:value-type="float" office:value="578.125">
            <text:p>578.125</text:p>
          </table:table-cell>
          <table:table-cell office:value-type="float" office:value="-0.00826110509209101">
            <text:p>-0.0082611051</text:p>
          </table:table-cell>
          <table:table-cell office:value-type="float" office:value="-0.0148519225332202">
            <text:p>-0.0148519225</text:p>
          </table:table-cell>
          <table:table-cell office:value-type="float" office:value="0.0134350816852966">
            <text:p>0.0134350817</text:p>
          </table:table-cell>
          <table:table-cell office:value-type="float" office:value="0.971219894058073">
            <text:p>0.9712198941</text:p>
          </table:table-cell>
          <table:table-cell office:value-type="float" office:value="0.948450607155477">
            <text:p>0.9484506072</text:p>
          </table:table-cell>
          <table:table-cell office:value-type="float" office:value="1.04737656868152">
            <text:p>1.04737656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7285">
            <text:p>7285</text:p>
          </table:table-cell>
          <table:table-cell office:value-type="float" office:value="14611">
            <text:p>14611</text:p>
          </table:table-cell>
          <table:table-cell office:value-type="float" office:value="44363">
            <text:p>44363</text:p>
          </table:table-cell>
          <table:table-cell office:value-type="float" office:value="-45.25">
            <text:p>-45.25</text:p>
          </table:table-cell>
          <table:table-cell office:value-type="float" office:value="-311.571428571429">
            <text:p>-311.5714285714</text:p>
          </table:table-cell>
          <table:table-cell office:value-type="float" office:value="704.625">
            <text:p>704.625</text:p>
          </table:table-cell>
          <table:table-cell office:value-type="float" office:value="-0.00621139327385038">
            <text:p>-0.0062113933</text:p>
          </table:table-cell>
          <table:table-cell office:value-type="float" office:value="-0.0213244424455156">
            <text:p>-0.0213244424</text:p>
          </table:table-cell>
          <table:table-cell office:value-type="float" office:value="0.0158831684061042">
            <text:p>0.0158831684</text:p>
          </table:table-cell>
          <table:table-cell office:value-type="float" office:value="0.978335743098072">
            <text:p>0.9783357431</text:p>
          </table:table-cell>
          <table:table-cell office:value-type="float" office:value="0.926255725858095">
            <text:p>0.9262557259</text:p>
          </table:table-cell>
          <table:table-cell office:value-type="float" office:value="1.05608554849705">
            <text:p>1.0560855485</text:p>
          </table:table-cell>
          <table:table-cell office:value-type="float" office:value="0">
            <text:p>0</text:p>
          </table:table-cell>
          <table:table-cell office:value-type="float" office:value="-32.157002158131">
            <text:p>-32.15700215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3">
            <text:p>513</text:p>
          </table:table-cell>
          <table:table-cell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8353">
            <text:p>8353</text:p>
          </table:table-cell>
          <table:table-cell office:value-type="float" office:value="16192">
            <text:p>16192</text:p>
          </table:table-cell>
          <table:table-cell office:value-type="float" office:value="46657">
            <text:p>46657</text:p>
          </table:table-cell>
          <table:table-cell office:value-type="float" office:value="-149">
            <text:p>-149</text:p>
          </table:table-cell>
          <table:table-cell office:value-type="float" office:value="-449">
            <text:p>-449</text:p>
          </table:table-cell>
          <table:table-cell office:value-type="float" office:value="-46.875">
            <text:p>-46.875</text:p>
          </table:table-cell>
          <table:table-cell office:value-type="float" office:value="-0.017837902549982">
            <text:p>-0.0178379025</text:p>
          </table:table-cell>
          <table:table-cell office:value-type="float" office:value="-0.027729743083004">
            <text:p>-0.0277297431</text:p>
          </table:table-cell>
          <table:table-cell office:value-type="float" office:value="-0.00100467239642497">
            <text:p>-0.0010046724</text:p>
          </table:table-cell>
          <table:table-cell office:value-type="float" office:value="0.938190994979133">
            <text:p>0.938190995</text:p>
          </table:table-cell>
          <table:table-cell office:value-type="float" office:value="0.904453018966327">
            <text:p>0.904453019</text:p>
          </table:table-cell>
          <table:table-cell office:value-type="float" office:value="0.996485624971096">
            <text:p>0.996485625</text:p>
          </table:table-cell>
          <table:table-cell office:value-type="float" office:value="0">
            <text:p>0</text:p>
          </table:table-cell>
          <table:table-cell office:value-type="float" office:value="-24.6483257853541">
            <text:p>-24.64832578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033">
            <text:p>1033</text:p>
          </table:table-cell>
          <table:table-cell office:value-type="float" office:value="7723">
            <text:p>7723</text:p>
          </table:table-cell>
          <table:table-cell office:value-type="float" office:value="14971">
            <text:p>14971</text:p>
          </table:table-cell>
          <table:table-cell office:value-type="float" office:value="43623">
            <text:p>43623</text:p>
          </table:table-cell>
          <table:table-cell office:value-type="float" office:value="-305.75">
            <text:p>-305.75</text:p>
          </table:table-cell>
          <table:table-cell office:value-type="float" office:value="-800.142857142857">
            <text:p>-800.1428571429</text:p>
          </table:table-cell>
          <table:table-cell office:value-type="float" office:value="-1590">
            <text:p>-1590</text:p>
          </table:table-cell>
          <table:table-cell office:value-type="float" office:value="-0.0395895377443998">
            <text:p>-0.0395895377</text:p>
          </table:table-cell>
          <table:table-cell office:value-type="float" office:value="-0.0534461864366346">
            <text:p>-0.0534461864</text:p>
          </table:table-cell>
          <table:table-cell office:value-type="float" office:value="-0.0364486624028609">
            <text:p>-0.0364486624</text:p>
          </table:table-cell>
          <table:table-cell office:value-type="float" office:value="0.864508587632278">
            <text:p>0.8645085876</text:p>
          </table:table-cell>
          <table:table-cell office:value-type="float" office:value="0.818537077367233">
            <text:p>0.8185370774</text:p>
          </table:table-cell>
          <table:table-cell office:value-type="float" office:value="0.875033551372264">
            <text:p>0.8750335514</text:p>
          </table:table-cell>
          <table:table-cell office:value-type="float" office:value="-17.1594355505246">
            <text:p>-17.1594355505</text:p>
          </table:table-cell>
          <table:table-cell office:value-type="float" office:value="-12.6193209804094">
            <text:p>-12.6193209804</text:p>
          </table:table-cell>
          <table:table-cell office:value-type="float" office:value="-18.6683631942434">
            <text:p>-18.668363194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6775">
            <text:p>6775</text:p>
          </table:table-cell>
          <table:table-cell office:value-type="float" office:value="13133">
            <text:p>13133</text:p>
          </table:table-cell>
          <table:table-cell office:value-type="float" office:value="42846">
            <text:p>42846</text:p>
          </table:table-cell>
          <table:table-cell office:value-type="float" office:value="-309.428571428571">
            <text:p>-309.4285714286</text:p>
          </table:table-cell>
          <table:table-cell office:value-type="float" office:value="-502.5">
            <text:p>-502.5</text:p>
          </table:table-cell>
          <table:table-cell office:value-type="float" office:value="-1864.71428571429">
            <text:p>-1864.7142857143</text:p>
          </table:table-cell>
          <table:table-cell office:value-type="float" office:value="-0.0456721138639958">
            <text:p>-0.0456721139</text:p>
          </table:table-cell>
          <table:table-cell office:value-type="float" office:value="-0.0382623924465088">
            <text:p>-0.0382623924</text:p>
          </table:table-cell>
          <table:table-cell office:value-type="float" office:value="-0.0435213155420409">
            <text:p>-0.0435213155</text:p>
          </table:table-cell>
          <table:table-cell office:value-type="float" office:value="0.844236047766234">
            <text:p>0.8442360478</text:p>
          </table:table-cell>
          <table:table-cell office:value-type="float" office:value="0.868951087361651">
            <text:p>0.8689510874</text:p>
          </table:table-cell>
          <table:table-cell office:value-type="float" office:value="0.851387841219616">
            <text:p>0.8513878412</text:p>
          </table:table-cell>
          <table:table-cell office:value-type="float" office:value="-14.8273213631644">
            <text:p>-14.8273213632</text:p>
          </table:table-cell>
          <table:table-cell office:value-type="float" office:value="-17.7667986676747">
            <text:p>-17.7667986677</text:p>
          </table:table-cell>
          <table:table-cell office:value-type="float" office:value="-15.5774699647389">
            <text:p>-15.577469964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4">
            <text:p>4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6411">
            <text:p>6411</text:p>
          </table:table-cell>
          <table:table-cell office:value-type="float" office:value="13333">
            <text:p>13333</text:p>
          </table:table-cell>
          <table:table-cell office:value-type="float" office:value="44746">
            <text:p>44746</text:p>
          </table:table-cell>
          <table:table-cell office:value-type="float" office:value="-498.333333333333">
            <text:p>-498.3333333333</text:p>
          </table:table-cell>
          <table:table-cell office:value-type="float" office:value="-615.6">
            <text:p>-615.6</text:p>
          </table:table-cell>
          <table:table-cell office:value-type="float" office:value="-2397.5">
            <text:p>-2397.5</text:p>
          </table:table-cell>
          <table:table-cell office:value-type="float" office:value="-0.0777309832059481">
            <text:p>-0.0777309832</text:p>
          </table:table-cell>
          <table:table-cell office:value-type="float" office:value="-0.046171154278857">
            <text:p>-0.0461711543</text:p>
          </table:table-cell>
          <table:table-cell office:value-type="float" office:value="-0.0535802082867742">
            <text:p>-0.0535802083</text:p>
          </table:table-cell>
          <table:table-cell office:value-type="float" office:value="0.739784086049502">
            <text:p>0.739784086</text:p>
          </table:table-cell>
          <table:table-cell office:value-type="float" office:value="0.842579239979387">
            <text:p>0.84257924</text:p>
          </table:table-cell>
          <table:table-cell office:value-type="float" office:value="0.818096114887596">
            <text:p>0.8180961149</text:p>
          </table:table-cell>
          <table:table-cell office:value-type="float" office:value="-8.56601023438483">
            <text:p>-8.5660102344</text:p>
          </table:table-cell>
          <table:table-cell office:value-type="float" office:value="-14.663255091342">
            <text:p>-14.6632550913</text:p>
          </table:table-cell>
          <table:table-cell office:value-type="float" office:value="-12.5868728694306">
            <text:p>-12.586872869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4">
            <text:p>4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5804">
            <text:p>5804</text:p>
          </table:table-cell>
          <table:table-cell office:value-type="float" office:value="12160">
            <text:p>12160</text:p>
          </table:table-cell>
          <table:table-cell office:value-type="float" office:value="40510">
            <text:p>40510</text:p>
          </table:table-cell>
          <table:table-cell office:value-type="float" office:value="-811.6">
            <text:p>-811.6</text:p>
          </table:table-cell>
          <table:table-cell office:value-type="float" office:value="-1700.2">
            <text:p>-1700.2</text:p>
          </table:table-cell>
          <table:table-cell office:value-type="float" office:value="-3335.8">
            <text:p>-3335.8</text:p>
          </table:table-cell>
          <table:table-cell office:value-type="float" office:value="-0.139834596829773">
            <text:p>-0.1398345968</text:p>
          </table:table-cell>
          <table:table-cell office:value-type="float" office:value="-0.139819078947368">
            <text:p>-0.1398190789</text:p>
          </table:table-cell>
          <table:table-cell office:value-type="float" office:value="-0.0823450999753147">
            <text:p>-0.0823451</text:p>
          </table:table-cell>
          <table:table-cell office:value-type="float" office:value="0.548904191458064">
            <text:p>0.5489041915</text:p>
          </table:table-cell>
          <table:table-cell office:value-type="float" office:value="0.548949998366084">
            <text:p>0.5489499984</text:p>
          </table:table-cell>
          <table:table-cell office:value-type="float" office:value="0.72508235244669">
            <text:p>0.7250823524</text:p>
          </table:table-cell>
          <table:table-cell office:value-type="float" office:value="-4.60163656905962">
            <text:p>-4.6016365691</text:p>
          </table:table-cell>
          <table:table-cell office:value-type="float" office:value="-4.60218775452322">
            <text:p>-4.6021877545</text:p>
          </table:table-cell>
          <table:table-cell office:value-type="float" office:value="-8.0660519544265">
            <text:p>-8.066051954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4295">
            <text:p>4295</text:p>
          </table:table-cell>
          <table:table-cell office:value-type="float" office:value="10920">
            <text:p>10920</text:p>
          </table:table-cell>
          <table:table-cell office:value-type="float" office:value="39642">
            <text:p>39642</text:p>
          </table:table-cell>
          <table:table-cell office:value-type="float" office:value="-857">
            <text:p>-857</text:p>
          </table:table-cell>
          <table:table-cell table:number-columns-repeated="2" office:value-type="float" office:value="0">
            <text:p>0</text:p>
          </table:table-cell>
          <table:table-cell office:value-type="float" office:value="-0.19953434225844">
            <text:p>-0.1995343423</text:p>
          </table:table-cell>
          <table:table-cell table:number-columns-repeated="2" office:value-type="float" office:value="0">
            <text:p>0</text:p>
          </table:table-cell>
          <table:table-cell office:value-type="float" office:value="0.379665151426856">
            <text:p>0.3796651514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-3.11440531334875">
            <text:p>-3.11440531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5">
            <text:p>5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3738">
            <text:p>3738</text:p>
          </table:table-cell>
          <table:table-cell office:value-type="float" office:value="9970">
            <text:p>9970</text:p>
          </table:table-cell>
          <table:table-cell office:value-type="float" office:value="38793">
            <text:p>38793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81">
            <text:p>0.81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5">
            <text:p>5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3252">
            <text:p>3252</text:p>
          </table:table-cell>
          <table:table-cell office:value-type="float" office:value="9637">
            <text:p>9637</text:p>
          </table:table-cell>
          <table:table-cell office:value-type="float" office:value="37962">
            <text:p>37962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91">
            <text:p>0.91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5">
            <text:p>99.5</text:p>
          </table:table-cell>
          <table:table-cell office:value-type="float" office:value="7188.75">
            <text:p>7188.75</text:p>
          </table:table-cell>
          <table:table-cell office:value-type="float" office:value="25965.5">
            <text:p>25965.5</text:p>
          </table:table-cell>
          <table:table-cell office:value-type="float" office:value="20.4275">
            <text:p>20.4275</text:p>
          </table:table-cell>
          <table:table-cell table:number-columns-repeated="3" office:value-type="float" office:value="5">
            <text:p>5</text:p>
          </table:table-cell>
          <table:table-cell office:value-type="float" office:value="554">
            <text:p>554</text:p>
          </table:table-cell>
          <table:table-cell table:number-columns-repeated="2" office:value-type="float" office:value="1179">
            <text:p>1179</text:p>
          </table:table-cell>
          <table:table-cell office:value-type="float" office:value="2830">
            <text:p>2830</text:p>
          </table:table-cell>
          <table:table-cell office:value-type="float" office:value="9055">
            <text:p>9055</text:p>
          </table:table-cell>
          <table:table-cell office:value-type="float" office:value="37149">
            <text:p>37149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0.75">
            <text:p>0.75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7">
            <text:p>97</text:p>
          </table:table-cell>
          <table:table-cell office:value-type="float" office:value="7242">
            <text:p>7242</text:p>
          </table:table-cell>
          <table:table-cell office:value-type="float" office:value="28240.6666666667">
            <text:p>28240.6666666667</text:p>
          </table:table-cell>
          <table:table-cell office:value-type="float" office:value="18.8133333333333">
            <text:p>18.8133333333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58">
            <text:p>1158</text:p>
          </table:table-cell>
          <table:table-cell office:value-type="float" office:value="2463">
            <text:p>2463</text:p>
          </table:table-cell>
          <table:table-cell office:value-type="float" office:value="8498">
            <text:p>8498</text:p>
          </table:table-cell>
          <table:table-cell office:value-type="float" office:value="36353">
            <text:p>36353</text:p>
          </table:table-cell>
          <table:table-cell table:number-columns-repeated="6" office:value-type="float" office:value="0">
            <text:p>0</text:p>
          </table:table-cell>
          <table:table-cell office:value-type="float" office:value="0.56">
            <text:p>0.56</text:p>
          </table:table-cell>
          <table:table-cell office:value-type="float" office:value="1.01">
            <text:p>1.01</text:p>
          </table:table-cell>
          <table:table-cell office:value-type="float" office:value="0.93">
            <text:p>0.9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0" table:number-columns-repeated="2" table:default-cell-style-name="Default"/>
        <table:table-column table:style-name="co18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56">
            <text:p>0.56</text:p>
          </table:table-cell>
          <table:table-cell office:value-type="float" office:value="0.93">
            <text:p>0.93</text:p>
          </table:table-cell>
          <table:table-cell office:value-type="float" office:value="1.01">
            <text:p>1.01</text:p>
          </table:table-cell>
          <table:table-cell office:value-type="float" office:value="-5">
            <text:p>-5</text:p>
          </table:table-cell>
          <table:table-cell office:value-type="float" office:value="-32">
            <text:p>-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.9">
            <text:p>4.9</text:p>
          </table:table-cell>
          <table:table-cell office:value-type="float" office:value="6.3">
            <text:p>6.3</text:p>
          </table:table-cell>
          <table:table-cell office:value-type="float" office:value="17.3">
            <text:p>17.3</text:p>
          </table:table-cell>
          <table:table-cell office:value-type="float" office:value="4808">
            <text:p>4808</text:p>
          </table:table-cell>
          <table:table-cell office:value-type="float" office:value="4971">
            <text:p>4971</text:p>
          </table:table-cell>
          <table:table-cell office:value-type="float" office:value="9997">
            <text:p>99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3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3:25:36.81</dc:date>
    <dc:creator>Liam Widdess</dc:creator>
    <meta:editing-duration>P2DT3H30M48S</meta:editing-duration>
    <meta:editing-cycles>185</meta:editing-cycles>
    <meta:generator>OpenOffice/4.1.7$Win32 OpenOffice.org_project/417m1$Build-9800</meta:generator>
    <meta:document-statistic meta:table-count="8" meta:cell-count="780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3cm" svg:width="31.259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9">
                <text:p>969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48">
                <text:p>2548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211">
                <text:p>1211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12">
                <text:p>1312</text:p>
              </table:table-cell>
              <table:table-cell office:value-type="float" office:value="2962">
                <text:p>296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55">
                <text:p>1555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48">
                <text:p>1748</text:p>
              </table:table-cell>
              <table:table-cell office:value-type="float" office:value="3697">
                <text:p>369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619">
                <text:p>1619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61">
                <text:p>861</text:p>
              </table:table-cell>
              <table:table-cell office:value-type="float" office:value="1790">
                <text:p>1790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44">
                <text:p>1944</text:p>
              </table:table-cell>
              <table:table-cell office:value-type="float" office:value="3875">
                <text:p>3875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30">
                <text:p>1030</text:p>
              </table:table-cell>
              <table:table-cell office:value-type="float" office:value="2192">
                <text:p>2192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109">
                <text:p>1109</text:p>
              </table:table-cell>
              <table:table-cell office:value-type="float" office:value="2058">
                <text:p>2058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52">
                <text:p>1152</text:p>
              </table:table-cell>
              <table:table-cell office:value-type="float" office:value="2243">
                <text:p>2243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58">
                <text:p>1358</text:p>
              </table:table-cell>
              <table:table-cell office:value-type="float" office:value="2560">
                <text:p>2560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04">
                <text:p>1504</text:p>
              </table:table-cell>
              <table:table-cell office:value-type="float" office:value="2718">
                <text:p>2718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711">
                <text:p>1711</text:p>
              </table:table-cell>
              <table:table-cell office:value-type="float" office:value="2858">
                <text:p>2858</text:p>
              </table:table-cell>
              <table:table-cell office:value-type="float" office:value="5575">
                <text:p>557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752">
                <text:p>1752</text:p>
              </table:table-cell>
              <table:table-cell office:value-type="float" office:value="3034">
                <text:p>3034</text:p>
              </table:table-cell>
              <table:table-cell office:value-type="float" office:value="5640">
                <text:p>564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86">
                <text:p>1986</text:p>
              </table:table-cell>
              <table:table-cell office:value-type="float" office:value="3200">
                <text:p>3200</text:p>
              </table:table-cell>
              <table:table-cell office:value-type="float" office:value="5961">
                <text:p>5961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55">
                <text:p>2055</text:p>
              </table:table-cell>
              <table:table-cell office:value-type="float" office:value="3358">
                <text:p>3358</text:p>
              </table:table-cell>
              <table:table-cell office:value-type="float" office:value="5790">
                <text:p>5790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872">
                <text:p>1872</text:p>
              </table:table-cell>
              <table:table-cell office:value-type="float" office:value="3500">
                <text:p>3500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88">
                <text:p>1988</text:p>
              </table:table-cell>
              <table:table-cell office:value-type="float" office:value="3758">
                <text:p>3758</text:p>
              </table:table-cell>
              <table:table-cell office:value-type="float" office:value="7154">
                <text:p>715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24">
                <text:p>2124</text:p>
              </table:table-cell>
              <table:table-cell office:value-type="float" office:value="3978">
                <text:p>3978</text:p>
              </table:table-cell>
              <table:table-cell office:value-type="float" office:value="7832">
                <text:p>783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502">
                <text:p>2502</text:p>
              </table:table-cell>
              <table:table-cell office:value-type="float" office:value="4535">
                <text:p>4535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422">
                <text:p>2422</text:p>
              </table:table-cell>
              <table:table-cell office:value-type="float" office:value="4450">
                <text:p>4450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754">
                <text:p>2754</text:p>
              </table:table-cell>
              <table:table-cell office:value-type="float" office:value="4842">
                <text:p>4842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868">
                <text:p>2868</text:p>
              </table:table-cell>
              <table:table-cell office:value-type="float" office:value="5088">
                <text:p>5088</text:p>
              </table:table-cell>
              <table:table-cell office:value-type="float" office:value="8753">
                <text:p>8753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3225">
                <text:p>3225</text:p>
              </table:table-cell>
              <table:table-cell office:value-type="float" office:value="5855">
                <text:p>5855</text:p>
              </table:table-cell>
              <table:table-cell office:value-type="float" office:value="12121">
                <text:p>12121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86">
                <text:p>2986</text:p>
              </table:table-cell>
              <table:table-cell office:value-type="float" office:value="5352">
                <text:p>5352</text:p>
              </table:table-cell>
              <table:table-cell office:value-type="float" office:value="8799">
                <text:p>8799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468">
                <text:p>3468</text:p>
              </table:table-cell>
              <table:table-cell office:value-type="float" office:value="5790">
                <text:p>5790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952">
                <text:p>3952</text:p>
              </table:table-cell>
              <table:table-cell office:value-type="float" office:value="6578">
                <text:p>6578</text:p>
              </table:table-cell>
              <table:table-cell office:value-type="float" office:value="12057">
                <text:p>1205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010">
                <text:p>4010</text:p>
              </table:table-cell>
              <table:table-cell office:value-type="float" office:value="6736">
                <text:p>6736</text:p>
              </table:table-cell>
              <table:table-cell office:value-type="float" office:value="15225">
                <text:p>1522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26">
                <text:p>4426</text:p>
              </table:table-cell>
              <table:table-cell office:value-type="float" office:value="6565">
                <text:p>6565</text:p>
              </table:table-cell>
              <table:table-cell office:value-type="float" office:value="11936">
                <text:p>1193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396">
                <text:p>4396</text:p>
              </table:table-cell>
              <table:table-cell office:value-type="float" office:value="7100">
                <text:p>7100</text:p>
              </table:table-cell>
              <table:table-cell office:value-type="float" office:value="13565">
                <text:p>1356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524">
                <text:p>4524</text:p>
              </table:table-cell>
              <table:table-cell office:value-type="float" office:value="7898">
                <text:p>7898</text:p>
              </table:table-cell>
              <table:table-cell office:value-type="float" office:value="19138">
                <text:p>1913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834">
                <text:p>4834</text:p>
              </table:table-cell>
              <table:table-cell office:value-type="float" office:value="8227">
                <text:p>8227</text:p>
              </table:table-cell>
              <table:table-cell office:value-type="float" office:value="14975">
                <text:p>1497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600">
                <text:p>4600</text:p>
              </table:table-cell>
              <table:table-cell office:value-type="float" office:value="8188">
                <text:p>8188</text:p>
              </table:table-cell>
              <table:table-cell office:value-type="float" office:value="15695">
                <text:p>15695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5199">
                <text:p>5199</text:p>
              </table:table-cell>
              <table:table-cell office:value-type="float" office:value="8944">
                <text:p>8944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644">
                <text:p>5644</text:p>
              </table:table-cell>
              <table:table-cell office:value-type="float" office:value="10135">
                <text:p>10135</text:p>
              </table:table-cell>
              <table:table-cell office:value-type="float" office:value="19496">
                <text:p>1949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642">
                <text:p>5642</text:p>
              </table:table-cell>
              <table:table-cell office:value-type="float" office:value="10252">
                <text:p>10252</text:p>
              </table:table-cell>
              <table:table-cell office:value-type="float" office:value="18787">
                <text:p>1878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936">
                <text:p>5936</text:p>
              </table:table-cell>
              <table:table-cell office:value-type="float" office:value="10205">
                <text:p>10205</text:p>
              </table:table-cell>
              <table:table-cell office:value-type="float" office:value="17163">
                <text:p>1716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416">
                <text:p>6416</text:p>
              </table:table-cell>
              <table:table-cell office:value-type="float" office:value="11453">
                <text:p>11453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154">
                <text:p>7154</text:p>
              </table:table-cell>
              <table:table-cell office:value-type="float" office:value="12234">
                <text:p>12234</text:p>
              </table:table-cell>
              <table:table-cell office:value-type="float" office:value="18134">
                <text:p>18134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544">
                <text:p>7544</text:p>
              </table:table-cell>
              <table:table-cell office:value-type="float" office:value="12284">
                <text:p>12284</text:p>
              </table:table-cell>
              <table:table-cell office:value-type="float" office:value="17734">
                <text:p>1773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390">
                <text:p>8390</text:p>
              </table:table-cell>
              <table:table-cell office:value-type="float" office:value="12295">
                <text:p>12295</text:p>
              </table:table-cell>
              <table:table-cell office:value-type="float" office:value="18175">
                <text:p>1817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14">
                <text:p>9014</text:p>
              </table:table-cell>
              <table:table-cell office:value-type="float" office:value="12592">
                <text:p>12592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678">
                <text:p>9678</text:p>
              </table:table-cell>
              <table:table-cell office:value-type="float" office:value="12898">
                <text:p>12898</text:p>
              </table:table-cell>
              <table:table-cell office:value-type="float" office:value="20168">
                <text:p>2016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362">
                <text:p>9362</text:p>
              </table:table-cell>
              <table:table-cell office:value-type="float" office:value="12728">
                <text:p>12728</text:p>
              </table:table-cell>
              <table:table-cell office:value-type="float" office:value="20205">
                <text:p>2020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118">
                <text:p>9118</text:p>
              </table:table-cell>
              <table:table-cell office:value-type="float" office:value="12610">
                <text:p>12610</text:p>
              </table:table-cell>
              <table:table-cell office:value-type="float" office:value="20353">
                <text:p>2035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435">
                <text:p>9435</text:p>
              </table:table-cell>
              <table:table-cell office:value-type="float" office:value="13189">
                <text:p>13189</text:p>
              </table:table-cell>
              <table:table-cell office:value-type="float" office:value="19637">
                <text:p>1963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66">
                <text:p>8666</text:p>
              </table:table-cell>
              <table:table-cell office:value-type="float" office:value="12234">
                <text:p>12234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7182">
                <text:p>7182</text:p>
              </table:table-cell>
              <table:table-cell office:value-type="float" office:value="11795">
                <text:p>11795</text:p>
              </table:table-cell>
              <table:table-cell office:value-type="float" office:value="19471">
                <text:p>194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028">
                <text:p>8028</text:p>
              </table:table-cell>
              <table:table-cell office:value-type="float" office:value="12673">
                <text:p>12673</text:p>
              </table:table-cell>
              <table:table-cell office:value-type="float" office:value="19866">
                <text:p>1986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7992">
                <text:p>7992</text:p>
              </table:table-cell>
              <table:table-cell office:value-type="float" office:value="13002">
                <text:p>13002</text:p>
              </table:table-cell>
              <table:table-cell office:value-type="float" office:value="18891">
                <text:p>1889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8392">
                <text:p>8392</text:p>
              </table:table-cell>
              <table:table-cell office:value-type="float" office:value="13346">
                <text:p>13346</text:p>
              </table:table-cell>
              <table:table-cell office:value-type="float" office:value="22472">
                <text:p>2247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6230">
                <text:p>6230</text:p>
              </table:table-cell>
              <table:table-cell office:value-type="float" office:value="13060">
                <text:p>13060</text:p>
              </table:table-cell>
              <table:table-cell office:value-type="float" office:value="24433">
                <text:p>2443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482">
                <text:p>6482</text:p>
              </table:table-cell>
              <table:table-cell office:value-type="float" office:value="13086">
                <text:p>13086</text:p>
              </table:table-cell>
              <table:table-cell office:value-type="float" office:value="23638">
                <text:p>2363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7112">
                <text:p>7112</text:p>
              </table:table-cell>
              <table:table-cell office:value-type="float" office:value="12656">
                <text:p>12656</text:p>
              </table:table-cell>
              <table:table-cell office:value-type="float" office:value="26712">
                <text:p>2671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7084">
                <text:p>7084</text:p>
              </table:table-cell>
              <table:table-cell office:value-type="float" office:value="12780">
                <text:p>12780</text:p>
              </table:table-cell>
              <table:table-cell office:value-type="float" office:value="29043">
                <text:p>29043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6230">
                <text:p>6230</text:p>
              </table:table-cell>
              <table:table-cell office:value-type="float" office:value="11424">
                <text:p>11424</text:p>
              </table:table-cell>
              <table:table-cell office:value-type="float" office:value="28098">
                <text:p>2809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6482">
                <text:p>6482</text:p>
              </table:table-cell>
              <table:table-cell office:value-type="float" office:value="12276">
                <text:p>12276</text:p>
              </table:table-cell>
              <table:table-cell office:value-type="float" office:value="27972">
                <text:p>2797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6669">
                <text:p>6669</text:p>
              </table:table-cell>
              <table:table-cell office:value-type="float" office:value="12578">
                <text:p>12578</text:p>
              </table:table-cell>
              <table:table-cell office:value-type="float" office:value="32823">
                <text:p>3282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630">
                <text:p>6630</text:p>
              </table:table-cell>
              <table:table-cell office:value-type="float" office:value="12396">
                <text:p>12396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6734">
                <text:p>6734</text:p>
              </table:table-cell>
              <table:table-cell office:value-type="float" office:value="12654">
                <text:p>12654</text:p>
              </table:table-cell>
              <table:table-cell office:value-type="float" office:value="31339">
                <text:p>3133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7137">
                <text:p>7137</text:p>
              </table:table-cell>
              <table:table-cell office:value-type="float" office:value="13716">
                <text:p>13716</text:p>
              </table:table-cell>
              <table:table-cell office:value-type="float" office:value="34040">
                <text:p>34040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7182">
                <text:p>7182</text:p>
              </table:table-cell>
              <table:table-cell office:value-type="float" office:value="13685">
                <text:p>13685</text:p>
              </table:table-cell>
              <table:table-cell office:value-type="float" office:value="34928">
                <text:p>3492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7140">
                <text:p>7140</text:p>
              </table:table-cell>
              <table:table-cell office:value-type="float" office:value="13702">
                <text:p>13702</text:p>
              </table:table-cell>
              <table:table-cell office:value-type="float" office:value="35224">
                <text:p>3522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7252">
                <text:p>7252</text:p>
              </table:table-cell>
              <table:table-cell office:value-type="float" office:value="14388">
                <text:p>14388</text:p>
              </table:table-cell>
              <table:table-cell office:value-type="float" office:value="37851">
                <text:p>3785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7686">
                <text:p>7686</text:p>
              </table:table-cell>
              <table:table-cell office:value-type="float" office:value="15079">
                <text:p>15079</text:p>
              </table:table-cell>
              <table:table-cell office:value-type="float" office:value="37666">
                <text:p>3766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7202">
                <text:p>7202</text:p>
              </table:table-cell>
              <table:table-cell office:value-type="float" office:value="14148">
                <text:p>14148</text:p>
              </table:table-cell>
              <table:table-cell office:value-type="float" office:value="38221">
                <text:p>3822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6773">
                <text:p>6773</text:p>
              </table:table-cell>
              <table:table-cell office:value-type="float" office:value="13986">
                <text:p>13986</text:p>
              </table:table-cell>
              <table:table-cell office:value-type="float" office:value="39109">
                <text:p>39109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6996">
                <text:p>6996</text:p>
              </table:table-cell>
              <table:table-cell office:value-type="float" office:value="14548">
                <text:p>14548</text:p>
              </table:table-cell>
              <table:table-cell office:value-type="float" office:value="40885">
                <text:p>4088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6741">
                <text:p>6741</text:p>
              </table:table-cell>
              <table:table-cell office:value-type="float" office:value="15132">
                <text:p>15132</text:p>
              </table:table-cell>
              <table:table-cell office:value-type="float" office:value="42698">
                <text:p>4269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6461">
                <text:p>6461</text:p>
              </table:table-cell>
              <table:table-cell office:value-type="float" office:value="14148">
                <text:p>14148</text:p>
              </table:table-cell>
              <table:table-cell office:value-type="float" office:value="43031">
                <text:p>4303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7285">
                <text:p>7285</text:p>
              </table:table-cell>
              <table:table-cell office:value-type="float" office:value="14611">
                <text:p>14611</text:p>
              </table:table-cell>
              <table:table-cell office:value-type="float" office:value="44363">
                <text:p>4436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8353">
                <text:p>8353</text:p>
              </table:table-cell>
              <table:table-cell office:value-type="float" office:value="16192">
                <text:p>16192</text:p>
              </table:table-cell>
              <table:table-cell office:value-type="float" office:value="46657">
                <text:p>4665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7723">
                <text:p>7723</text:p>
              </table:table-cell>
              <table:table-cell office:value-type="float" office:value="14971">
                <text:p>14971</text:p>
              </table:table-cell>
              <table:table-cell office:value-type="float" office:value="43623">
                <text:p>4362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775">
                <text:p>6775</text:p>
              </table:table-cell>
              <table:table-cell office:value-type="float" office:value="13133">
                <text:p>13133</text:p>
              </table:table-cell>
              <table:table-cell office:value-type="float" office:value="42846">
                <text:p>4284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411">
                <text:p>6411</text:p>
              </table:table-cell>
              <table:table-cell office:value-type="float" office:value="13333">
                <text:p>13333</text:p>
              </table:table-cell>
              <table:table-cell office:value-type="float" office:value="44746">
                <text:p>4474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5804">
                <text:p>5804</text:p>
              </table:table-cell>
              <table:table-cell office:value-type="float" office:value="12160">
                <text:p>12160</text:p>
              </table:table-cell>
              <table:table-cell office:value-type="float" office:value="40510">
                <text:p>4051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4295">
                <text:p>4295</text:p>
              </table:table-cell>
              <table:table-cell office:value-type="float" office:value="10920">
                <text:p>10920</text:p>
              </table:table-cell>
              <table:table-cell office:value-type="float" office:value="39642">
                <text:p>3964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3738">
                <text:p>3738</text:p>
              </table:table-cell>
              <table:table-cell office:value-type="float" office:value="9970">
                <text:p>9970</text:p>
              </table:table-cell>
              <table:table-cell office:value-type="float" office:value="38793">
                <text:p>3879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252">
                <text:p>3252</text:p>
              </table:table-cell>
              <table:table-cell office:value-type="float" office:value="9637">
                <text:p>9637</text:p>
              </table:table-cell>
              <table:table-cell office:value-type="float" office:value="37962">
                <text:p>3796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830">
                <text:p>2830</text:p>
              </table:table-cell>
              <table:table-cell office:value-type="float" office:value="9055">
                <text:p>9055</text:p>
              </table:table-cell>
              <table:table-cell office:value-type="float" office:value="37149">
                <text:p>37149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463">
                <text:p>2463</text:p>
              </table:table-cell>
              <table:table-cell office:value-type="float" office:value="8498">
                <text:p>8498</text:p>
              </table:table-cell>
              <table:table-cell office:value-type="float" office:value="36353">
                <text:p>363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504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188.75">
                <text:p>7188.7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242">
                <text:p>72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14cm" svg:y="1.405cm" svg:width="31.386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4275">
                <text:p>20.427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8.8133333333333">
                <text:p>18.81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2cm" svg:y="1.352cm" svg:width="31.83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6464810306285">
                <text:p>1.6646481030628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30595459818302">
                <text:p>1.30595459818302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40519539994654">
                <text:p>1.40519539994654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8866557505356">
                <text:p>1.2886655750535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3378945523723">
                <text:p>1.23378945523723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32164100934739">
                <text:p>1.3216410093473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4219933075458">
                <text:p>1.24219933075458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643883793421">
                <text:p>1.0664388379342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20049382716049">
                <text:p>1.2004938271604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6102457335421">
                <text:p>1.1610245733542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5931128956685">
                <text:p>1.25931128956685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9030888053863">
                <text:p>1.29030888053863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9636135339737">
                <text:p>1.1963613533973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1935173036324">
                <text:p>1.2193517303632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21969697351816">
                <text:p>1.2196969735181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5795071051756">
                <text:p>1.1579507105175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3021178735352">
                <text:p>1.2302117873535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2752167098891">
                <text:p>1.22752167098891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0161524">
                <text:p>1.2016152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4438894917559">
                <text:p>1.2443889491755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3170570064085">
                <text:p>1.2317057006408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7373415700378">
                <text:p>1.27373415700378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8197702310314">
                <text:p>1.1819770231031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25104726714978">
                <text:p>1.25104726714978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9870273062419">
                <text:p>1.29870273062419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7417305034272">
                <text:p>1.2741730503427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6303897124585">
                <text:p>1.1630389712458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5636138628628">
                <text:p>1.1563613862862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40672639952582">
                <text:p>1.4067263995258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09927781485169">
                <text:p>1.0992778148516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7132504679609">
                <text:p>1.17132504679609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0963696930173">
                <text:p>1.30963696930173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0442525390077">
                <text:p>1.20442525390077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6372683341467">
                <text:p>1.263726833414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1289320368626">
                <text:p>1.1128932036862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5319899978044">
                <text:p>1.2531989997804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8953162599067">
                <text:p>1.18953162599067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1532763289819">
                <text:p>1.2153276328981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8572093329398">
                <text:p>1.2857209332939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5816164429803">
                <text:p>1.2581616442980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69253993245">
                <text:p>1.266925399324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4144265655562">
                <text:p>1.0414426565556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7015831288272">
                <text:p>1.07015831288272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86499242718">
                <text:p>1.0708649924271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0423438421542">
                <text:p>1.042343842154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59435726112">
                <text:p>1.05943572611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6141163330102">
                <text:p>1.0614116333010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0.948061023007476">
                <text:p>0.94806102300747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5745009372439">
                <text:p>1.05745009372439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3776253731212">
                <text:p>1.0377625373121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406078522736">
                <text:p>1.064060785227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97353061139991">
                <text:p>0.97353061139991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0.947957759974561">
                <text:p>0.947957759974561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885790612431375">
                <text:p>0.88579061243137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8320610600364">
                <text:p>1.1832061060036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0.897480335676247">
                <text:p>0.89748033567624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0799556979986">
                <text:p>1.1079955697998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808314823559824">
                <text:p>0.80831482355982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0.834829673257979">
                <text:p>0.83482967325797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0070374608665">
                <text:p>1.1007037460866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09412815437606">
                <text:p>1.0941281543760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09941198095618">
                <text:p>1.099411980956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599892105253">
                <text:p>1.059989210525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4874390359168">
                <text:p>1.0487439035916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3054485896718">
                <text:p>1.0305448589671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02420600578974">
                <text:p>1.0242060057897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0.986133263998876">
                <text:p>0.986133263998876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56977043555954">
                <text:p>0.95697704355595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9341684167275">
                <text:p>1.0934168416727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4677745563141">
                <text:p>1.0467774556314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1765715767955">
                <text:p>1.01765715767955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48450607155477">
                <text:p>0.94845060715547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26255725858095">
                <text:p>0.926255725858095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04453018966327">
                <text:p>0.904453018966327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818537077367233">
                <text:p>0.81853707736723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868951087361651">
                <text:p>0.868951087361651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842579239979387">
                <text:p>0.842579239979387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0.548949998366084">
                <text:p>0.54894999836608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583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965.5">
                <text:p>25965.5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8240.6666666667">
                <text:p>2824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